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Univers 55" svg:font-family="'Univers 55'" style:font-pitch="variable"/>
    <style:font-face style:name="Plantagenet Cherokee" svg:font-family="'Plantagenet Cheroke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Eurostile" svg:font-family="Eurostile"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Plantagenet Cherokee"/>
    </style:style>
    <style:style style:name="P2" style:family="paragraph" style:parent-style-name="Preformatted_20_Text">
      <style:text-properties style:font-name="Univers 55"/>
    </style:style>
    <style:style style:name="P3" style:family="paragraph" style:parent-style-name="Preformatted_20_Text">
      <style:text-properties style:font-name="Eurostile"/>
    </style:style>
    <style:style style:name="P4" style:family="paragraph" style:parent-style-name="Preformatted_20_Text">
      <style:text-properties style:font-name="Eurostile" style:text-underline-style="none" fo:font-weight="normal" style:font-weight-asian="normal" style:font-weight-complex="normal"/>
    </style:style>
    <style:style style:name="P5" style:family="paragraph" style:parent-style-name="Preformatted_20_Text">
      <style:text-properties style:font-name="Lucida Sans Unicode"/>
    </style:style>
    <style:style style:name="P6" style:family="paragraph" style:parent-style-name="Preformatted_20_Text">
      <style:text-properties style:text-underline-style="solid" style:text-underline-width="auto" style:text-underline-color="font-color" fo:font-weight="bold" style:font-weight-asian="bold" style:font-weight-complex="bold"/>
    </style:style>
    <style:style style:name="P7" style:family="paragraph" style:parent-style-name="Preformatted_20_Text">
      <style:text-properties style:font-name="Courier New"/>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style:text-underline-style="none" fo:font-weight="normal" style:font-weight-asian="normal" style:font-weight-complex="normal"/>
    </style:style>
    <style:style style:name="P10"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Preformatted_20_Text">
      <style:text-properties style:font-name="CordiaUPC" fo:font-size="12pt" style:font-size-asian="12pt" style:font-size-complex="12pt"/>
    </style:style>
    <style:style style:name="P12" style:family="paragraph" style:parent-style-name="Standard">
      <style:text-properties style:font-name="Courier New" fo:font-size="10pt" fo:font-weight="bold" style:font-size-asian="10pt" style:font-weight-asian="bold" style:font-size-complex="10pt" style:font-weight-complex="bold"/>
    </style:style>
    <style:style style:name="P13" style:family="paragraph" style:parent-style-name="Preformatted_20_Text">
      <style:text-properties style:text-underline-style="solid" style:text-underline-width="auto" style:text-underline-color="font-color"/>
    </style:style>
    <style:style style:name="P14" style:family="paragraph" style:parent-style-name="Preformatted_20_Text">
      <style:text-properties style:text-underline-style="solid" style:text-underline-width="auto" style:text-underline-color="font-color" fo:font-weight="bold" style:font-weight-asian="bold" style:font-weight-complex="bold"/>
    </style:style>
    <style:style style:name="P15" style:family="paragraph" style:parent-style-name="Preformatted_20_Text">
      <style:text-properties style:text-underline-style="none" fo:font-weight="normal" style:font-weight-asian="normal" style:font-weight-complex="normal"/>
    </style:style>
    <style:style style:name="P16" style:family="paragraph" style:parent-style-name="Preformatted_20_Text">
      <style:text-properties style:font-name="Lucida Sans Unicode" style:text-underline-style="solid" style:text-underline-width="auto" style:text-underline-color="font-color" fo:font-weight="bold" style:font-weight-asian="bold" style:font-weight-complex="bold"/>
    </style:style>
    <style:style style:name="P17" style:family="paragraph" style:parent-style-name="Preformatted_20_Text">
      <style:text-properties style:font-name="Univers 55"/>
    </style:style>
    <style:style style:name="P18" style:family="paragraph" style:parent-style-name="Preformatted_20_Text">
      <style:text-properties style:font-name="Univers 55" fo:font-style="italic" style:font-style-asian="italic" style:font-style-complex="italic"/>
    </style:style>
    <style:style style:name="P19" style:family="paragraph" style:parent-style-name="Preformatted_20_Text">
      <style:text-properties style:font-name="Eurostile"/>
    </style:style>
    <style:style style:name="P20" style:family="paragraph" style:parent-style-name="Preformatted_20_Text">
      <style:text-properties style:font-name="Univers 55"/>
    </style:style>
    <style:style style:name="P21" style:family="paragraph" style:parent-style-name="Preformatted_20_Text">
      <style:text-properties style:font-name="Courier New" fo:font-style="italic" style:font-style-asian="italic" style:font-style-complex="italic"/>
    </style:style>
    <style:style style:name="P22" style:family="paragraph" style:parent-style-name="Preformatted_20_Text">
      <style:text-properties fo:background-color="transparent"/>
    </style:style>
    <style:style style:name="P23" style:family="paragraph" style:parent-style-name="Preformatted_20_Text">
      <style:paragraph-properties fo:padding="0cm" fo:border="none" style:shadow="none" style:join-border="false"/>
    </style:style>
    <style:style style:name="P24" style:family="paragraph" style:parent-style-name="Preformatted_20_Text">
      <style:paragraph-properties fo:padding="0cm" fo:border="none" style:shadow="none" style:join-border="false"/>
      <style:text-properties style:font-name="Courier New" fo:font-style="italic" style:font-style-asian="italic" style:font-style-complex="italic"/>
    </style:style>
    <style:style style:name="T1" style:family="text">
      <style:text-properties style:font-name="Lucida Sans Unicode"/>
    </style:style>
    <style:style style:name="T2" style:family="text">
      <style:text-properties style:font-name="Lucida Sans Unicode" style:text-underline-style="none" fo:font-weight="normal" style:font-weight-asian="normal" style:font-weight-complex="normal"/>
    </style:style>
    <style:style style:name="T3" style:family="text">
      <style:text-properties style:font-name="Lucida Sans Unicode" fo:font-weight="bold" style:font-weight-asian="bold" style:font-weight-complex="bold"/>
    </style:style>
    <style:style style:name="T4" style:family="text">
      <style:text-properties style:font-name="Lucida Sans Unicode" fo:background-color="#ffff00"/>
    </style:style>
    <style:style style:name="T5" style:family="text">
      <style:text-properties style:font-name="Lucida Sans Unicode" fo:background-color="transparent"/>
    </style:style>
    <style:style style:name="T6" style:family="text">
      <style:text-properties style:font-name="Plantagenet Cherokee"/>
    </style:style>
    <style:style style:name="T7" style:family="text">
      <style:text-properties style:font-name="Univers 55"/>
    </style:style>
    <style:style style:name="T8" style:family="text">
      <style:text-properties style:font-name="Univers 55" fo:font-weight="bold" style:font-weight-asian="bold" style:font-weight-complex="bold"/>
    </style:style>
    <style:style style:name="T9" style:family="text">
      <style:text-properties style:font-name="Univers 55" style:text-underline-style="none" fo:font-weight="normal" style:font-weight-asian="normal" style:font-weight-complex="normal"/>
    </style:style>
    <style:style style:name="T10" style:family="text">
      <style:text-properties style:font-name="Univers 55" fo:font-size="9pt" style:font-size-asian="9pt" style:font-size-complex="9pt"/>
    </style:style>
    <style:style style:name="T11" style:family="text">
      <style:text-properties style:font-name="Eurostile"/>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urier New"/>
    </style:style>
    <style:style style:name="T21" style:family="text">
      <style:text-properties style:font-name="Courier New" fo:font-weight="bold" style:font-weight-asian="bold" style:font-weight-complex="bold"/>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style:font-name="Lucida Sans Unicode"/>
    </style:style>
    <style:style style:name="T29" style:family="text">
      <style:text-properties style:font-name="Lucida Sans Unicode" fo:font-style="normal" style:text-underline-style="none" fo:font-weight="normal" style:font-style-asian="normal" style:font-weight-asian="normal" style:font-style-complex="normal" style:font-weight-complex="normal"/>
    </style:style>
    <style:style style:name="T30" style:family="text">
      <style:text-properties style:font-name="Univers 55"/>
    </style:style>
    <style:style style:name="T31" style:family="text">
      <style:text-properties fo:background-color="#ffff00"/>
    </style:style>
    <style:style style:name="T32"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e texte a pour but d'aider «n'importe qui» à installer et utiliser FreeLAN sous Windows, un logiciel gratuit, sécurisé, et entièrement paramétrable permettant d'étendre son réseau local à travers l'internet, via l'utilisation de la technologie VPN de pair à pair. Cela permet d'utiliser le «partage de fichiers et d'imprimantes Microsoft Windows» même à longue distance, pour garder le contact avec la famille ou les amis, et se passer de service de stockage «en ligne» dont on ne sait pas toujours ce qu'il font avec les fichiers personnels des utilisateurs une fois ceux-ci sur leurs serveurs, ni quel degré de sécurité ils offrent pour empêcher d'autres personnes mal intentionnées d'y accéder.</text:p>
      <text:p text:style-name="Preformatted_20_Text">FreeLAN sert donc de câble réseau virtuel, et permet ainsi de partager des fichiers sous Windows, Linux (avec Samba), et Mac-OS.</text:p>
      <text:p text:style-name="Preformatted_20_Text"/>
      <text:p text:style-name="Preformatted_20_Text">Sommaire :</text:p>
      <text:p text:style-name="Preformatted_20_Text">-Rappel sur les chemins contenant un espace.</text:p>
      <text:p text:style-name="Preformatted_20_Text">-Vérifier le hash d'un fichier téléchargé, avec CertUtil ou 7-Zip.</text:p>
      <text:p text:style-name="Preformatted_20_Text">-Download et installation de FreeLAN et d'OpenSSL.</text:p>
      <text:p text:style-name="Preformatted_20_Text">-Clés/requêtes/certificats : explications. </text:p>
      <text:p text:style-name="Preformatted_20_Text">-Création d'un CA (optionnel).</text:p>
      <text:p text:style-name="Preformatted_20_Text">-Création d'une clé privée pour l'utilisateur.</text:p>
      <text:p text:style-name="Preformatted_20_Text">-Création d'une requête de Certificat.</text:p>
      <text:p text:style-name="Preformatted_20_Text">-Signer un certificat (commandes, erreurs courantes, le x509...).</text:p>
      <text:p text:style-name="Preformatted_20_Text">-Ajuster la configuration de FreeLAN (+chasse aux erreurs).</text:p>
      <text:p text:style-name="Preformatted_20_Text">-Configuration des paramètres réseau (au cas où).</text:p>
      <text:p text:style-name="Preformatted_20_Text">-Création de comptes pour les autres utilisateurs.</text:p>
      <text:p text:style-name="Preformatted_20_Text">-Sécurisation des comptes pour éviter les problèmes.</text:p>
      <text:p text:style-name="Preformatted_20_Text">-cacher les utilisateurs supplémentaire de l'écran de login.</text:p>
      <text:p text:style-name="Preformatted_20_Text">-Problèmes de comptes / mot de passe (et comment reset ses identifiants).</text:p>
      <text:p text:style-name="Preformatted_20_Text">-Transfert de ports / UPnP (config personnalisée ou zéro config).</text:p>
      <text:p text:style-name="Preformatted_20_Text">-Qui est actuellement connecté ?</text:p>
      <text:p text:style-name="Preformatted_20_Text">-Récapitulatif des modifications dans ca.cnf pour le CA.</text:p>
      <text:p text:style-name="Preformatted_20_Text"/>
      <text:p text:style-name="Preformatted_20_Text"><text:span text:style-name="T14">Petit rappel</text:span> concernant les noms de fichiers situés dans des dossiers dont le nom contient un ou plusieurs espaces, par exemple :</text:p>
      <text:p text:style-name="P5">D:\Mon Dossier perso\alice.txt</text:p>
      <text:p text:style-name="Preformatted_20_Text">Si vous voulez utiliser ce chemin pour pointer vers un fichier spécifique lors d'une commande,vous <text:span text:style-name="T12">—DEVEZ—</text:span> entourer le chemin complet, fichier inclus, entre les "doubles quotes" (guillemets, en français,que l'on fait avec la touche du 3, au dessus du Z et du E sur un clavier azerty fr standard.)</text:p>
      <text:p text:style-name="Preformatted_20_Text">Exemple :</text:p>
      <text:p text:style-name="Preformatted_20_Text"><text:tab/><text:span text:style-name="T1">D:\Mon Dossier perso\alice.txt</text:span></text:p>
      <text:p text:style-name="Preformatted_20_Text">doit devenir : </text:p>
      <text:p text:style-name="Preformatted_20_Text"><text:tab/><text:span text:style-name="T1">"D:\Mon Dossier perso\alice.txt"</text:span></text:p>
      <text:p text:style-name="Preformatted_20_Text"/>
      <text:p text:style-name="Preformatted_20_Text">Cas pratique : La commande "<text:span text:style-name="T1">type</text:span>" affiche le contenu d'un fichier :</text:p>
      <text:p text:style-name="Preformatted_20_Text"><text:tab/><text:span text:style-name="T11">D:\&gt;</text:span><text:span text:style-name="T1">type D:\test de dossier\test de texte.txt</text:span></text:p>
      <text:p text:style-name="Preformatted_20_Text"><text:tab/><text:span text:style-name="T11">Le fichier spécifié est introuvable.</text:span></text:p>
      <text:p text:style-name="P3"><text:tab/>Une erreur s'est produite lors du traitement de : d:\test.</text:p>
      <text:p text:style-name="Preformatted_20_Text"><text:tab/><text:span text:style-name="T11">Le fichier spécifié est introuvable.</text:span></text:p>
      <text:p text:style-name="P3"><text:tab/>Une erreur s'est produite lors du traitement de : de.</text:p>
      <text:p text:style-name="P3"><text:tab/>Le chemin d'accès spécifié est introuvable.</text:p>
      <text:p text:style-name="Preformatted_20_Text"/>
      <text:p text:style-name="Preformatted_20_Text">Mais avec les guillemets :</text:p>
      <text:p text:style-name="Preformatted_20_Text"><text:tab/><text:span text:style-name="T11">D:\&gt;</text:span><text:span text:style-name="T1">type "d:\test de dossier\test de texte.txt"</text:span></text:p>
      <text:p text:style-name="Preformatted_20_Text"><text:tab/><text:span text:style-name="T11">Lorem ipsum dolor sit amet, consectetur adipiscing elit, sed do eiusmod tempor incididunt ut <text:tab/>labore et dolore magna aliqua.</text:span></text:p>
      <text:p text:style-name="P3"/>
      <text:p text:style-name="P3"><text:tab/>-gabuzomeu</text:p>
      <text:p text:style-name="Preformatted_20_Text"/>
      <text:p text:style-name="Preformatted_20_Text">(<text:span text:style-name="T25">Pourquoi ?</text:span> Un espace "hors-guillemets" est vu comme un séparateur dans les paramètres d'une commande)</text:p>
      <text:p text:style-name="Preformatted_20_Text"/>
      <text:p text:style-name="P6"><text:soft-page-break/>Vérification du Hash d'un fichier :</text:p>
      <text:p text:style-name="P9">Lorsque vous téléchargez un fichier, il peut arriver qu'il y ait une erreur.</text:p>
      <text:p text:style-name="P9">Dans le cas d'un fichier d'archive (zip, rar, etc), cela causera généralement une erreur à l'ouverture, et dans le cas d'un exécutable, cela causera le plus souvent une erreur, mais cela peut parfois passer inaperçu et causer de plus gros problèmes par la suite. C'est pour cette raison, ainsi que pour vous garantir de ne pas avoir reçu un fichier modifié par une personne malveillante, que la plupart des développeurs vous proposant des programmes vous proposent également un Hash du fichier concerné. Un Hash est une série de valeurs obtenues en passant le fichier dans un algorithme, qui ne peut pas donner le même résultat si il y a la moindre différence entre les fichiers (une sorte d'empreinte digitale du fichier).</text:p>
      <text:p text:style-name="P9">Pour calculer un hash de votre coté et le comparer avec celui fourni par le développeur, il existe des utilitaires dédiés, des utilitaires autres ayant intégré cette fonction, tel que 7-Zip (un outil d'archivage), et des commandes disponibles nativement dans votre système.</text:p>
      <text:p text:style-name="P9">Avec 7-Zip, vous obtenez un menu contextuel dans l'explorateur de fichier intitulé "CRC SHA", vous ouvrant un sous-menu contenant les différentes méthodes disponibles (le plus souvent, vous utiliserez le "SHA256"). Un clic suffit à obtenir le résultat.</text:p>
      <text:p text:style-name="P6"><text:span text:style-name="T24">Si vous préférez le faire manuellement, vous pouvez utiliser la commande </text:span><text:span text:style-name="T9">CertUtil</text:span><text:span text:style-name="T24"> de Windows en ouvrant une ligne de commande (</text:span><text:span text:style-name="T9">cmd</text:span><text:span text:style-name="T24">) :</text:span></text:p>
      <text:p text:style-name="P16"><text:span text:style-name="T24">&gt; certutil -hashfile </text:span><text:span text:style-name="T27">fichier algorithme</text:span></text:p>
      <text:p text:style-name="P10"><text:span text:style-name="T24">où </text:span><text:span text:style-name="T27">fichier</text:span><text:span text:style-name="T24"> est un nom de fichier dans le répertoire courant, OU un chemin d'accès à celui-ci (entre "guillemets" s'il contient au moins un espace),</text:span></text:p>
      <text:p text:style-name="P10"><text:span text:style-name="T24">et où </text:span><text:span text:style-name="T27">algorithme</text:span><text:span text:style-name="T24"> est le nom de l'algorithme à utiliser (ex : </text:span><text:span text:style-name="T9">MD5</text:span><text:span text:style-name="T24">, </text:span><text:span text:style-name="T9">SHA256</text:span><text:span text:style-name="T24"> )</text:span></text:p>
      <text:p text:style-name="Preformatted_20_Text"><text:span text:style-name="T17">Ex : </text:span><text:span text:style-name="T29">&gt; certutil -hashfile "D</text:span><text:span text:style-name="T1">:\mes</text:span><text:span text:style-name="T29"> DL\freelan-2.2.0-amd64-install.exe" SHA256</text:span></text:p>
      <text:p text:style-name="P4"><text:tab/>Hachage SHA256 du fichier <text:span text:style-name="T16">D</text:span>:\mes<text:span text:style-name="T16"> DL\freelan-2.2.0-amd64-install.exe</text:span> :</text:p>
      <text:p text:style-name="P4"><text:tab/>6e 39 a1 c3 b5 e6 4f e3 fe 0a f3 31 f7 e2 f4 cf 2e f7 71 9d 1a f2 59 79 ba 5b 70</text:p>
      <text:p text:style-name="P4"><text:s/><text:tab/>a4 0f 43 21 2b</text:p>
      <text:p text:style-name="P4"><text:tab/>CertUtil: -hashfile La commande s'est terminée correctement.</text:p>
      <text:p text:style-name="P9"/>
      <text:p text:style-name="P9">Par exemple, vous trouverez sur le github de freelan (dans la partie suivante) le fichier <text:span text:style-name="T1">freelan-2.2.0-amd64-install.exe.sha256 </text:span>contenant la ligne suivante :</text:p>
      <text:p text:style-name="P9"><text:span text:style-name="T10"><text:tab/>6e39a1c3b5e64fe3fe0af331f7e2f4cf2ef7719d1af25979ba5b70a40f43212b <text:s/>freelan-2.2.0-amd64-install.exe</text:span><text:line-break/>Vous pouvez constater que les valeurs sont identiques.</text:p>
      <text:p text:style-name="P9"/>
      <text:p text:style-name="P6">How-to pour FreeLAN :</text:p>
      <text:p text:style-name="Preformatted_20_Text">-<text:span text:style-name="T12">Download de FreeLAN</text:span> :</text:p>
      <text:p text:style-name="Preformatted_20_Text"><text:span text:style-name="T6">https://www.freelan.org/download.html#</text:span> <text:s text:c="3"/>(mais les liens Windows sont actuellement inaccessibles et d'une version antérieure.)</text:p>
      <text:p text:style-name="Preformatted_20_Text">Solution, le github officiel :</text:p>
      <text:p text:style-name="P1"><text:a xlink:type="simple" xlink:href="https://github.com/freelan-developers/freelan/releases">https://github.com/freelan-developers/freelan/releases</text:a><text:tab/><text:tab/><text:span text:style-name="T20">(pour la liste complète)</text:span></text:p>
      <text:p text:style-name="P1"><text:a xlink:type="simple" xlink:href="https://github.com/freelan-developers/freelan/releases/download/2.2/freelan-2.2.0-amd64-install.exe">https://github.com/freelan-developers/freelan/releases/download/2.2/freelan-2.2.0-amd64-install.exe</text:a></text:p>
      <text:p text:style-name="P7">(pour la version Windows 64bits, probablement celle qu'il vous faudra)</text:p>
      <text:p text:style-name="Preformatted_20_Text"/>
      <text:p text:style-name="Preformatted_20_Text"><text:span text:style-name="T14">Optionnel :</text:span> Les 2 packages suivants sont à installer en cas d'erreur à l'installation de FreeLAN.</text:p>
      <text:p text:style-name="Preformatted_20_Text">-<text:span text:style-name="T12">Download et installation de Visual C++ Redistributable Packages for Visual Studio 2013</text:span> :</text:p>
      <text:p text:style-name="Preformatted_20_Text">Ces librairies sont fournies par Microsoft pour le fonctionnement de nombreux programmes, mais ne sont pas forcement installées par défaut.</text:p>
      <text:p text:style-name="P2"><text:a xlink:type="simple" xlink:href="https://www.microsoft.com/en-us/download/details.aspx?id=40784">https://www.microsoft.com/en-us/download/details.aspx?id=40784</text:a> </text:p>
      <text:p text:style-name="Preformatted_20_Text">Sur la page ci-dessus, choisissez votre langue (French), ce qui réactualisera la page en français, puis cliquez sur le bouton rouge "Télécharger", pour être amené sur une page vous proposant les différentes versions disponibles.</text:p>
      <text:p text:style-name="Preformatted_20_Text">Prenez la version "x64" si vous êtes sur un système 64bits,</text:p>
      <text:p text:style-name="Preformatted_20_Text">ou la version "x86" si vous êtes sur un système 32bits.</text:p>
      <text:p text:style-name="Preformatted_20_Text">(Pour connaître le type du système, regardez dans "panneau de configuration", "système", ou sous Windows 10 dans le panneau "à propos", accessible en faisant un clic-droit sur "ordinateur" puis "propriétés".)</text:p>
      <text:p text:style-name="Preformatted_20_Text">Une fois la bonne version téléchargée, installez-la.</text:p>
      <text:p text:style-name="P12"><text:soft-page-break/>-Download et installation de visual C redist 2015 rc3 pour Windows 10 :</text:p>
      <text:p text:style-name="Preformatted_20_Text"><text:a xlink:type="simple" xlink:href="https://www.microsoft.com/en-us/download/details.aspx?id=52685"><text:span text:style-name="T7">https://www.microsoft.com/en-us/download/details.aspx?id=52685</text:span></text:a></text:p>
      <text:p text:style-name="Preformatted_20_Text">Uniquement pour les cas de MSVCP140.dll et/ou VCRUNTIME140.dll "manquants" lors de l'installation de FreeLAN.</text:p>
      <text:p text:style-name="Preformatted_20_Text">Cette version spécifique vous permettra d'installer FreeLAN, vous pourrez ensuite revenir à la version de votre choix.</text:p>
      <text:p text:style-name="Preformatted_20_Text"/>
      <text:p text:style-name="Preformatted_20_Text"/>
      <text:p text:style-name="Preformatted_20_Text">-<text:span text:style-name="T12">Installer FreeLAN</text:span> :</text:p>
      <text:p text:style-name="Preformatted_20_Text">Lancez le programme d'installation que vous venez de télécharger,</text:p>
      <text:p text:style-name="Preformatted_20_Text">(chemin d'accès normal : <text:span text:style-name="T1">C:\Program Files\FreeLAN</text:span> </text:p>
      <text:p text:style-name="Preformatted_20_Text">Gardez les paramètres normaux pour le reste)</text:p>
      <text:p text:style-name="Preformatted_20_Text"/>
      <text:p text:style-name="Preformatted_20_Text">Puis modifiez la ligne de lancement du service pour "protéger le chemin" :</text:p>
      <text:p text:style-name="Preformatted_20_Text">Menu démarrer, tapez <text:span text:style-name="T7">regedit</text:span>, puis dans l'éditeur du registre, naviguez jusqu'à <text:span text:style-name="T7">HKLM\SYSTEM\CurrentControlSet\services\FreeLAN service</text:span> ,</text:p>
      <text:p text:style-name="Preformatted_20_Text">Changez la valeur de <text:span text:style-name="T7">ImagePath</text:span> de :</text:p>
      <text:p text:style-name="Preformatted_20_Text"><text:tab/><text:span text:style-name="T1">C:\Program Files\FreeLAN\bin\freelan.exe</text:span></text:p>
      <text:p text:style-name="Preformatted_20_Text">à</text:p>
      <text:p text:style-name="Preformatted_20_Text"><text:tab/><text:span text:style-name="T1">"C:\Program Files\FreeLAN\bin\freelan.exe"</text:span></text:p>
      <text:p text:style-name="Preformatted_20_Text">(c'est un petit oubli des développeurs, facilement corrigé, mais pouvant mener à une grosse faille de sécurité, comme pour le rappel au début, cela permettrait à quelqu'un d'insérer un fichier «<text:span text:style-name="T7">program</text:span>» dans <text:span text:style-name="T1">C:\</text:span>, qui serait lancé à la place de la commande complète)</text:p>
      <text:p text:style-name="Preformatted_20_Text"/>
      <text:p text:style-name="Preformatted_20_Text"/>
      <text:p text:style-name="Preformatted_20_Text">-<text:span text:style-name="T23">Download openSSL pour Windows</text:span> :</text:p>
      <text:p text:style-name="Preformatted_20_Text">Sur la page <text:span text:style-name="T6">https://slproweb.com/products/Win32OpenSSL.html</text:span></text:p>
      <text:p text:style-name="Preformatted_20_Text"><text:span text:style-name="T6">Win64OpenSSL_Light-3_0_5.exe</text:span> (ou .msi) ou <text:span text:style-name="T6">Win64OpenSSL-3_0_5.exe</text:span> (ou .msi)</text:p>
      <text:p text:style-name="Preformatted_20_Text">(version light = ~5mo, version full = ~140Mo, mais contient toutes les librairies si nécessaire, autant prendre les 140Mo directement).</text:p>
      <text:p text:style-name="Preformatted_20_Text"/>
      <text:p text:style-name="Preformatted_20_Text"/>
      <text:p text:style-name="Preformatted_20_Text">-<text:span text:style-name="T12">Installer OpenSSL </text:span><text:span text:style-name="T19">:</text:span></text:p>
      <text:p text:style-name="P8">Comme précédemment, Lancez l'installeur.</text:p>
      <text:p text:style-name="Preformatted_20_Text"/>
      <text:p text:style-name="Preformatted_20_Text"/>
      <text:p text:style-name="Preformatted_20_Text">-<text:span text:style-name="T12">Download l'archive de pré-paramétrage pour l'Autorité de Certification</text:span> :</text:p>
      <text:p text:style-name="P1">https://www.freelan.org/static/files/certificate_authority.zip</text:p>
      <text:p text:style-name="Preformatted_20_Text"/>
      <text:p text:style-name="Preformatted_20_Text">(Si vous n'avez pas d'outil pour dézipper, cherchez «7-Zip» sur internet)</text:p>
      <text:p text:style-name="Preformatted_20_Text">Mettez le dossier "<text:span text:style-name="T1">certificate_authority</text:span>" contenu dans l'archive quelque part (de préférence, pas sur <text:span text:style-name="T1">C:\</text:span> ; <text:s/>ici en exemple sur <text:span text:style-name="T1">D:\</text:span> )</text:p>
      <text:p text:style-name="Preformatted_20_Text"/>
      <text:p text:style-name="Preformatted_20_Text">En utilisant <text:span text:style-name="T1">start.bat</text:span> dans le dossier d'openssl (<text:span text:style-name="T1">C:\Program Files\OpenSSL-Win64</text:span>),</text:p>
      <text:p text:style-name="Preformatted_20_Text">il ajoute temporairement son dossier au PATH de Windows. Au cas où, j'utilise les chemins complets ci-dessous, cela dit, si vous naviguez jusqu'au dossier concerné avec les commandes <text:span text:style-name="T1">D:</text:span> , <text:span text:style-name="T1">cd certificate_authority</text:span>, etc, la ligne originale devrait fonctionner.</text:p>
      <text:p text:style-name="Preformatted_20_Text">Pour ceux qui veulent en savoir plus sur les commandes ms-dos :</text:p>
      <text:p text:style-name="P2"><text:a xlink:type="simple" xlink:href="https://www.ionos.fr/digitalguide/serveur/know-how/commande-cmd/">https://www.ionos.fr/digitalguide/serveur/know-how/commande-cmd/</text:a> </text:p>
      <text:p text:style-name="Preformatted_20_Text"/>
      <text:p text:style-name="Preformatted_20_Text">On se retrouve avec une ligne de commande qui annonce la version d'openSSL, normalement, v3.0.5; si ce n'est pas le cas, c'est qu'une autre version est déjà dans le PATH —par exemple après l'installation d'un OpenVPN ou autre programme utilisant OpenSSL pour ses certificats— . </text:p>
      <text:p text:style-name="Preformatted_20_Text"/>
      <text:p text:style-name="Preformatted_20_Text">(<text:span text:style-name="T25">Path ? C'est quoi ?</text:span> C'est une liste des «chemins d'accès» où chercher la commande ou le programme demandé par l'utilisateur, quand on veut qu'il soit accessible peu importe le répertoire actuel)</text:p>
      <text:p text:style-name="Preformatted_20_Text"><text:soft-page-break/>Il faut, dans ce cas, éditer le PATH dans </text:p>
      <text:p text:style-name="P2">panneau de configuration/</text:p>
      <text:p text:style-name="P2"><text:tab/><text:tab/>système/</text:p>
      <text:p text:style-name="P2"><text:tab/><text:tab/><text:tab/>paramètres système avancés,</text:p>
      <text:p text:style-name="P2"><text:tab/><text:tab/><text:tab/><text:tab/>(onglet du même nom),</text:p>
      <text:p text:style-name="Preformatted_20_Text"><text:span text:style-name="T7"><text:tab/><text:tab/><text:tab/><text:tab/><text:tab/>bouton "Variables d'environnement"</text:span>,</text:p>
      <text:p text:style-name="P2"><text:tab/><text:tab/><text:tab/><text:tab/><text:tab/><text:tab/>partie "Variables utilisateur pour &lt;votre_user&gt;",</text:p>
      <text:p text:style-name="Preformatted_20_Text"><text:s/><text:tab/>cliquez sur la ligne <text:span text:style-name="T7">PATH</text:span>, bouton "modifier",</text:p>
      <text:p text:style-name="Preformatted_20_Text">et vérifiez qu'aucun des chemins ne possède unopenssl.exedans le dossier.</text:p>
      <text:p text:style-name="Preformatted_20_Text">Exemple courant : "C:\Program Files (x86)\OpenVPN\bin" qui contient le OpenSSL livré avec OpenVPN (probablement pas la dernière version).</text:p>
      <text:p text:style-name="Preformatted_20_Text">Dans ce cas, supprimez ce chemin de la ligne complète sans toucher au reste,</text:p>
      <text:p text:style-name="Preformatted_20_Text"><text:span text:style-name="T14">OU</text:span> insérez le chemin <text:s/><text:span text:style-name="T1">C:\Program Files\OpenSSL-Win64\bin; </text:span><text:span text:style-name="T20"><text:s text:c="2"/>au début de la ligne.</text:span></text:p>
      <text:p text:style-name="Preformatted_20_Text"><text:span text:style-name="T20">(chaque chemin </text:span><text:span text:style-name="T21">DOIT</text:span><text:span text:style-name="T20"> être séparé par un point-virgule, le 1er trouvé est utilisé)</text:span></text:p>
      <text:p text:style-name="Preformatted_20_Text">À noter que dans le même panneau, la section "variables système" peut également contenir un <text:span text:style-name="T7">PATH</text:span><text:span text:style-name="T20"> propre au système,</text:span> à vérifier si le problème persiste.</text:p>
      <text:p text:style-name="Preformatted_20_Text"><text:span text:style-name="T13">Dans tous les cas</text:span>, il faudra <text:span text:style-name="T12">FERMER</text:span> la fenêtre de commande OpenSSL et relancer <text:span text:style-name="T7">start.bat</text:span> pour prendre en compte le nouveau PATH après la modification.</text:p>
      <text:p text:style-name="Preformatted_20_Text"/>
      <text:p text:style-name="Preformatted_20_Text">------------ Si tout est bon avec la version d'OpenSSL ------------</text:p>
      <text:p text:style-name="Preformatted_20_Text"/>
      <text:p text:style-name="P6">Création de Clé privée (Key), de Requête de Signature de Certificat (csr), et de Certificat (crt) :</text:p>
      <text:p text:style-name="Preformatted_20_Text">Pour garantir la sécurité de la connexion, FreeLAN utilise un système de clé privée/clé publique validées par une tierce partie de confiance.</text:p>
      <text:p text:style-name="Preformatted_20_Text">Le principe de base est le suivant : une clé privée est générée, à partir de laquelle une clé publique est calculée, cette dernière étant validée par l'<text:span text:style-name="T12">A</text:span>utorité de <text:span text:style-name="T12">C</text:span>ertification (CA – <text:span text:style-name="T12">C</text:span>ertification authority) qui grâce à sa clé privée est la seule à pouvoir « Signer » votre requête, pour vous donner votre certificat(certifié par le CA).</text:p>
      <text:p text:style-name="Preformatted_20_Text">Ce certificat obtenu peut donc être authentifié par le certificat du CA pour prouver qu'il a bien été signé par la clé privée de celui-ci, et UNIQUEMENT celui-ci. De même le certificat obtenu permet d'encrypter n'importe quelles données, mais seule la personne disposant de la clé privée (Vous) à la possibilité de décrypter le contenu.</text:p>
      <text:p text:style-name="Preformatted_20_Text">De très nombreuses choses font appel à cette technologie, afin de garantir la sécurité des messages ou des transactions, allant du simple site web devant sécuriser les données de ses utilisateurs pour ne pas être hors-la-loi, aux serveurs des plus grosses sociétés multinationales ; pour autant, il ne faut pas se contenter des réglages par défaut.</text:p>
      <text:p text:style-name="Preformatted_20_Text">Ce principe d'encryptage/décryptage à clé publique/clé privée n'est pas récent, et les algorithmes ont beaucoup évolués, certains étant même considérés comme brisés et obsolètes depuis quelques années déjà (le SHA1 par exemple).</text:p>
      <text:p text:style-name="Preformatted_20_Text">Concernant les autorités de certification, il en existe beaucoup, qui vous feront payer assez cher pour obtenir un certificat signé par eux (il faut compter environ 200$/certificat), car le fait de se renseigner sur la personne, le poste qu'elle occupe dans telle société, vérifier qu'elle habite bien là où elle le prétend, représente un coût certain. Ce qu'ils vous vendent, plus que des uns et des zéros, c'est de la confiance. La confiance est donc leur fond de commerce, et ils doivent donc la protéger en étant exemplaires dans leurs démarches, ce qui fait monter les coûts.</text:p>
      <text:p text:style-name="Preformatted_20_Text"/>
      <text:p text:style-name="Preformatted_20_Text">Si vous êtes dans votre propre société, avec des certificats à utiliser en interne, ou que vous êtes un particulier qui cherche juste à sécuriser un VPN comme FreeLAN, pour partager sans risques les photos de vacances avec Mamie et vérifier qu'elle n'oublie rien quand elle fait sa comptabilité, </text:p>
      <text:p text:style-name="Preformatted_20_Text">ALORS vous n'avez pas besoin de payer ces services de CA professionnels, il suffit de savoir à qui vous faites confiance.</text:p>
      <text:p text:style-name="Preformatted_20_Text"/>
      <text:p text:style-name="Preformatted_20_Text">Cette personne peut alors remplir le rôle de CA, en générant une clé privée pour son propre CA, ainsi qu'un certificat de CA qui servira à valider les requêtes de signature des autres personnes sur le VPN.</text:p>
      <text:p text:style-name="Preformatted_20_Text">Notez bien que la même clé privée d'une personne générera la même <text:span text:style-name="T12">R</text:span>equête de <text:soft-page-break/><text:span text:style-name="T12">S</text:span>ignature de <text:span text:style-name="T12">C</text:span>ertificat (CSR) inutile de la refaire à chaque fois donc, mais que celle-ci peut-être envoyée à autant de CA que vous le désirez, chaque CA signant (ou non) votre CSR, et vous donnant, le cas échéant, un certificat authentifiable uniquement par SON Certificat d'Autorité.</text:p>
      <text:p text:style-name="Preformatted_20_Text">Vous pourriez donc avoir une clé privée « Albert » et sa requête de signature, la faire valider par « Famille Martin », « Boucherie Dupuis », « Club de Lecture du Quartier », et « Bar-tabac-loto-lotoplus-Le Balto-Trifouilly-les-Oies », et donc obtenir 4 certificats différents, indépendants, mais tous permettant de communiquer uniquement avec vous, « Albert ».</text:p>
      <text:p text:style-name="Preformatted_20_Text"/>
      <text:p text:style-name="Preformatted_20_Text">Dans le fonctionnement de FreeLAN, vous devrez choisir UNE clé privée, et un UNIQUE certificat signé par une autorité de certification que vous indiquerez.</text:p>
      <text:p text:style-name="Preformatted_20_Text">Vous pouvez par contre reconnaître plusieurs autorités, mais vous ne pouvez vous présenter que d'une manière par « configuration » de FreeLAN.</text:p>
      <text:p text:style-name="Preformatted_20_Text"/>
      <text:p text:style-name="Preformatted_20_Text">Cela signifie que vous serez par exemple toujours « Albert » de la « Famille Martin », mais que vos amis du « Club de Lecture du Quartier » pourront être reconnus si vous ajoutez également leur Certificat d'Autorité dans la configuration de FreeLAN.</text:p>
      <text:p text:style-name="Preformatted_20_Text"/>
      <text:p text:style-name="Preformatted_20_Text">Il leur faudra aussi ajouter le Certificat d'Autorité « Famille Martin » dans LEURS configurations pour vous reconnaître sous cette autorité.</text:p>
      <text:p text:style-name="Preformatted_20_Text"/>
      <text:p text:style-name="Preformatted_20_Text">Cela signifie que le Certificat d'Autorité (tout comme les certificats issues de vos Requêtes de Signature) doit également être public, partagé ET <text:span text:style-name="T13">partageable</text:span><text:span text:style-name="T22"> :</text:span> n'y entrez pas d'information que vous ne donneriez pas publiquement.</text:p>
      <text:p text:style-name="Preformatted_20_Text">Qui sait où il va finir : peut-être un membre du club de lecture voudrait vous mettre en relation avec son cousin du groupe « Fan de Tuning », lequel contient un membre dont les positions concernant les véhicules hybrides pourraient vous valoir des tracas lors qu'il verra « Famille Martin, 3 enfants, maison 8 pièces, jardin, 2 TOYOTA Hybrides – à bas les énergies fossiles ! » en farfouillant un peu dans les certificats trouvés ici et là.</text:p>
      <text:p text:style-name="Preformatted_20_Text"/>
      <text:p text:style-name="Preformatted_20_Text">Vous pouvez donc contrôler quels « groupes » vous reconnaissez, mais vous pourrez aussi choisir à quelles adresses IP vous vous connecterez.</text:p>
      <text:p text:style-name="Preformatted_20_Text">Sous Windows, FreeLAN est à la fois moins paramétrable et moins permissif que sous Linux, certaines options étant actuellement indisponibles (par exemple, l'ajout automatique de contacts validés par l'un des CA présents dans la configuration); néanmoins les fichiers de configuration sont identiques, alors autant n'oublier aucun paramètre et sécuriser au maximum.</text:p>
      <text:p text:style-name="Preformatted_20_Text"/>
      <text:p text:style-name="Preformatted_20_Text">FreeLAN permet de spécifier les adresses IP auxquelles vous voulez vous connecter, sous forme DNS (ex :machin-truc.com) ou IP (ex :212.118.218.42), sous Windows il faudra donc que l'autre personne en ait fait autant ; vous pouvez également bloquer des adresses ou des plages d'adresses, qu'elle proviennent d'internet ou de l’intérieur du VPN.</text:p>
      <text:p text:style-name="Preformatted_20_Text"/>
      <text:p text:style-name="Preformatted_20_Text">Vous aurez donc toujours besoin de votre clé privée, de son CSR, et du/des certificat(s) obtenu(s) avec le CSR auprès d'un ou plusieurs CA, mais <text:span text:style-name="T13">si vous êtes également la personne de confiance qui sert de CA</text:span>, il vous faudra également la clé privée du CA et gérer la signature des certificats des autres membres.</text:p>
      <text:p text:style-name="Preformatted_20_Text"/>
      <text:p text:style-name="Preformatted_20_Text">Le type de certification utilisable par FreeLAN inclut le « x509 », qui permet, SELON les réglages utilisés, de donner (ou non) le droit aux certificats signés par le CA d'en signer d'autres à leur tour, sur un principe d'arborescence.</text:p>
      <text:p text:style-name="Preformatted_20_Text">Si Mamie a bien tout lu, elle pourrait elle-même signer le certificat de Papy, qui bien entendu perdrait toute validité si celui de Mamie perdait la sienne.</text:p>
      <text:p text:style-name="Preformatted_20_Text"/>
      <text:p text:style-name="Preformatted_20_Text">Il faudrait bien entendu que Mamie donne son certificat à toute personne voulant l'ajouter comme autorité afin de pouvoir valider les connexions de Papy.</text:p>
      <text:p text:style-name="Preformatted_20_Text">Mamie pourrait également choisir (lors de la signature du certificat de Papy) de ne pas permettre à Papy de signer à son tour d'autres certificats, parce qu'il n'a parfois plus toute sa tête, et il faudrait pas qu'il fasse n'importe quoi.</text:p>
      <text:p text:style-name="Preformatted_20_Text">Toutes ces différentes couches (CA, certificats, adresses autorisées/refusées) <text:soft-page-break/>permettent de sécuriser un maximum avant même que le système d'exploitation ne soit concerné (par exemple, Windows et le « partage de fichiers et d'imprimantes Microsoft » qui utilise les utilisateurs déclarés sur la machine ou le partage en « groupe résidentiel »), empêchant ainsi à un hacker d'entrer librement dans votre réseau.</text:p>
      <text:p text:style-name="Preformatted_20_Text"/>
      <text:p text:style-name="Preformatted_20_Text">Vous trouverez ci-dessous les différentes étapes possibles, certaines ne vous concerneront peut-être pas, selon que vous soyez plutôt Albert, Mamie ou Papy.</text:p>
      <text:p text:style-name="Preformatted_20_Text"/>
      <text:p text:style-name="Preformatted_20_Text">Vous trouverez également des explications concernant le fichier "ca.cnf" au fur et à mesure, certaines modifications étant essentielles pour la sécurité (par exemple, utiliser un algorithme plus récent que le SHA1 puisqu'il est obsolète, et brisable en quelques heures/jours à peine avec des machines modernes), ainsi qu'un résumé à la fin de la section.</text:p>
      <text:p text:style-name="Preformatted_20_Text"/>
      <text:p text:style-name="Preformatted_20_Text">--------------------------------------------------------------------------------</text:p>
      <text:p text:style-name="P23"><text:span text:style-name="T12">-</text:span><text:span text:style-name="T14">Création d'une autorité de certification</text:span> (CA), (SI vous êtes censé en faire une, étape optionnelle pour les utilisateurs simples du réseau) :</text:p>
      <text:p text:style-name="P23"/>
      <text:p text:style-name="P23">(Si vous vous apprêtez à servir de CA pour la 1ere fois, lisez entièrement cette section afin de gagner du temps AVANT de passer les commandes)</text:p>
      <text:p text:style-name="P23"/>
      <text:p text:style-name="P23">Pour cela, une commande qui permet de créer une clé privée ET le certificat d'autorité en même temps.</text:p>
      <text:p text:style-name="Preformatted_20_Text"/>
      <text:p text:style-name="Preformatted_20_Text">Sur la ligne de commande donc : </text:p>
      <text:p text:style-name="Preformatted_20_Text">&gt; <text:span text:style-name="T1">openssl req -new -x509 -extensions v3_ca -keyout D:\certificate_authority\key\ca.key -out D:\certificate_authority\crt\ca.crt -config D:\certificate_authority\ca.cnf</text:span></text:p>
      <text:p text:style-name="Preformatted_20_Text">(<text:span text:style-name="T14">Notez</text:span> que la config "ca.cnf" peut être modifiée, comme c'est le cas plus loin dans ce tutoriel, pour plus de souplesse lors de la création des certificats.)</text:p>
      <text:p text:style-name="Preformatted_20_Text"/>
      <text:p text:style-name="Preformatted_20_Text">[pleins de lignes vont défiler, possibilité de randfile non trouvé selon votre système, sans gravité, c'est pour la rétro compatibilité, des lignes de "++++++.....++....++.", puis vous aurez l'invite suivant : ]</text:p>
      <text:p text:style-name="Preformatted_20_Text"/>
      <text:p text:style-name="Preformatted_20_Text"><text:tab/><text:span text:style-name="T11">Enter PEM pass phrase:</text:span></text:p>
      <text:p text:style-name="Preformatted_20_Text"/>
      <text:p text:style-name="Preformatted_20_Text">(ici, il faut noter dans un coin la phrase exacte, et ne la donner à personne, c'est le code d'accès au droit de la CA.</text:p>
      <text:p text:style-name="Preformatted_20_Text">À noter qu'aucun caractère ne s'affiche, donc taper/retaper avec soin)</text:p>
      <text:p text:style-name="Preformatted_20_Text"/>
      <text:p text:style-name="Preformatted_20_Text"><text:tab/><text:span text:style-name="T11">Verifying - Enter PEM pass phrase:</text:span></text:p>
      <text:p text:style-name="Preformatted_20_Text"/>
      <text:p text:style-name="Preformatted_20_Text">(on retape la phrase)</text:p>
      <text:p text:style-name="Preformatted_20_Text"/>
      <text:p text:style-name="Preformatted_20_Text"><text:tab/><text:span text:style-name="T11">You are about to be asked to enter information that will be incorporated</text:span></text:p>
      <text:p text:style-name="P3"><text:tab/>into your certificate request.</text:p>
      <text:p text:style-name="P3"><text:tab/>What you are about to enter is what is called a Distinguished Name or a DN.</text:p>
      <text:p text:style-name="P3"><text:tab/>There are quite a few fields but you can leave some blank</text:p>
      <text:p text:style-name="P3"><text:tab/>For some fields there will be a default value,</text:p>
      <text:p text:style-name="P3"><text:tab/>If you enter '.', the field will be left blank.</text:p>
      <text:p text:style-name="Preformatted_20_Text">-----</text:p>
      <text:p text:style-name="P3"><text:tab/>Country Name (2 letter code) [AU]:</text:p>
      <text:p text:style-name="P3"><text:tab/>State or Province Name (full name) [Some-State]:</text:p>
      <text:p text:style-name="P3"><text:tab/>Locality Name (eg, city) []:</text:p>
      <text:p text:style-name="P3"><text:tab/>Organization Name (eg, company) [Internet Widgits Pty Ltd]:</text:p>
      <text:p text:style-name="P3"><text:tab/>Organizational Unit Name (eg, section) []:</text:p>
      <text:p text:style-name="P3"><text:tab/>Common Name (eg, YOUR name) []:</text:p>
      <text:p text:style-name="P3"><text:tab/>Email Address []:</text:p>
      <text:p text:style-name="Preformatted_20_Text"/>
      <text:p text:style-name="Preformatted_20_Text"/>
      <text:p text:style-name="Preformatted_20_Text">(ci-dessous, une erreur possible liée à l'absence du rand, mais les résultats <text:soft-page-break/>sont bien dans le dossier <text:span text:style-name="T1">D:\certificate_authority</text:span> )</text:p>
      <text:p text:style-name="Preformatted_20_Text"/>
      <text:p text:style-name="Preformatted_20_Text"><text:tab/><text:span text:style-name="T11">Cannot write random bytes:</text:span></text:p>
      <text:p text:style-name="P3"><text:tab/>7C360000:error:12000079:random number generator:RAND_write_file:Cannot open file</text:p>
      <text:p text:style-name="P3"><text:tab/>:crypto\rand\randfile.c:240:Filename=./.rnd</text:p>
      <text:p text:style-name="Preformatted_20_Text">On a donc obtenu <text:span text:style-name="T1">key\ca.key</text:span> et <text:span text:style-name="T1">crt\ca.crt</text:span> dans le dossier <text:span text:style-name="T1">D:\certificate_authority</text:span></text:p>
      <text:p text:style-name="Preformatted_20_Text">qui sont la clé ET le certificat de l'autorité de certification.</text:p>
      <text:p text:style-name="Preformatted_20_Text"/>
      <text:p text:style-name="Preformatted_20_Text"><text:span text:style-name="T14">La clé doit absolument rester PRIVÉE</text:span>, mais le certificat (.crt) sera à transmettre avec le certificat signé de chaque participant.</text:p>
      <text:p text:style-name="Preformatted_20_Text"/>
      <text:p text:style-name="Preformatted_20_Text">A noter : La durée par défaut d'un certificat est de 30 jours, y compris pour un certificat d'autorité, ce qui limite par définition la validité maximale des certificats signés par ce CA, à moins de préciser une autre valeur avec l'argument <text:span text:style-name="T1">-days</text:span> lors de la création.</text:p>
      <text:p text:style-name="Preformatted_20_Text">Exemple avec chemins courts (si vous êtes déjà dans le dossier) et ~10 ans :</text:p>
      <text:p text:style-name="Preformatted_20_Text">&gt; <text:span text:style-name="T4">openssl req -new -x509 -days 3650 -extensions v3_ca -keyout key\ca.key -out crt\ca.crt -config ca.cnf</text:span></text:p>
      <text:p text:style-name="Preformatted_20_Text"/>
      <text:p text:style-name="Preformatted_20_Text">Vous pouvez également reprendre une clé privée déjà existante et recréer un nouveau Certificat d'Autorité, il faudra alors remplacer le ca.crt sur toutes les machines par celui nouvellement créé, et possiblement re-signer les .csr fournis par les utilisateurs (selon la durée de validité restante)</text:p>
      <text:p text:style-name="Preformatted_20_Text"/>
      <text:p text:style-name="Preformatted_20_Text">&gt; <text:span text:style-name="T1">openssl req -x509 -days 3650 -extensions v3_ca -config ca.cnf -key key\ca.key -out crt\ca_2.crt</text:span></text:p>
      <text:p text:style-name="Preformatted_20_Text"/>
      <text:p text:style-name="Preformatted_20_Text">A noter : ci-dessus on a créé un nouveau CA nommé <text:span text:style-name="T1">ca_2.crt </text:span>pour remplacer l'ancien, dans ce cas il faut donc remettre à zéro les fichiers "<text:span text:style-name="T1">index.txt</text:span>" et "<text:span text:style-name="T1">serial</text:span>"(en créant un nouveau document texte et en le renommant <text:span text:style-name="T1">index.txt, </text:span><text:span text:style-name="T20">et en remettant la valeur "01" dans "</text:span><text:span text:style-name="T1">serial</text:span><text:span text:style-name="T20">"</text:span>)et le contenu du dossier "<text:span text:style-name="T1">crt</text:span>" (sauf <text:span text:style-name="T1">ca_2.crt</text:span>)<text:span text:style-name="T20">,</text:span> ou repartir d'un dossier "<text:span text:style-name="T1">certificate_authority</text:span>" propre, sans oublier de récupérer le "<text:span text:style-name="T1">ca.cnf</text:span>" personnalisé, qu'il faudra éditer si nécessaire : </text:p>
      <text:p text:style-name="P11"><text:tab/>[ CA_freelan ]</text:p>
      <text:p text:style-name="P11"><text:tab/>dir = . <text:s/># Where everything is kept</text:p>
      <text:p text:style-name="P11"><text:tab/>certs = $dir/crt <text:s/># Where the issued certs are kept</text:p>
      <text:p text:style-name="P11"><text:tab/>crl_dir = $dir/crl <text:s/># Where the issued crl are kept</text:p>
      <text:p text:style-name="P11"><text:tab/><text:span text:style-name="T7">database = $dir/index.txt # database index file.</text:span></text:p>
      <text:p text:style-name="P11"><text:tab/>#unique_subject = no <text:s text:c="2"/># Set to 'no' to allow creation of several ctificates with same subject.</text:p>
      <text:p text:style-name="P11"><text:tab/>new_certs_dir = $dir/crt <text:s/># default place for new certs.</text:p>
      <text:p text:style-name="P11"/>
      <text:p text:style-name="P11"><text:tab/><text:span text:style-name="T7">certificate = $dir/crt/ca.crt <text:s/># The CA certificate</text:span></text:p>
      <text:p text:style-name="P11"><text:tab/><text:span text:style-name="T7">serial = $dir/serial <text:s text:c="2"/># The current serial number</text:span></text:p>
      <text:p text:style-name="P11"><text:tab/>crlnumber = $dir/crlnumber # the current crl number. Must be commented out to leave a V1 CRL.</text:p>
      <text:p text:style-name="P11"><text:tab/>crl = $dir/crl/ca.crl <text:s text:c="2"/># The current CRL</text:p>
      <text:p text:style-name="P11"><text:tab/><text:span text:style-name="T7">private_key = $dir/key/ca.key# The private key</text:span></text:p>
      <text:p text:style-name="Preformatted_20_Text"/>
      <text:p text:style-name="Preformatted_20_Text">Ci-dessus vous pouvez voir les fichiers importants pour le fonctionnement,</text:p>
      <text:p text:style-name="Preformatted_20_Text">et en police "<text:span text:style-name="T7">Univers 55</text:span>" ceux qui doivent correspondre à votre nouveau CA.</text:p>
      <text:p text:style-name="Preformatted_20_Text">Cela peut vous permettre d'utiliser plusieurs versions de <text:span text:style-name="T7">ca.cnf</text:span>, pointant chacune vers des dossiers/clé privée/certificats différents, selon vos choix.</text:p>
      <text:p text:style-name="Preformatted_20_Text">Par exemple, avoir une version pour la maison, une version pour la famille <text:soft-page-break/>éloignée, une version pour le travail, une version pour les amis...</text:p>
      <text:p text:style-name="Preformatted_20_Text">Dans ce cas, faites simplement des dossiers "<text:span text:style-name="T7">maison</text:span>", "<text:span text:style-name="T7">famille</text:span>", "<text:span text:style-name="T7">travail</text:span>", "<text:span text:style-name="T7">amis</text:span>", contenant chacun les sous-dossiers "<text:span text:style-name="T7">crt</text:span>", "<text:span text:style-name="T7">key</text:span>", "<text:span text:style-name="T7">user</text:span>XXX", et les fichiers "<text:span text:style-name="T7">index.txt</text:span>", "<text:span text:style-name="T7">serial</text:span>", "<text:span text:style-name="T7">ca.cnf</text:span>", etc.</text:p>
      <text:p text:style-name="Preformatted_20_Text"/>
      <text:p text:style-name="Preformatted_20_Text">--------------------------------------------------------------------------</text:p>
      <text:p text:style-name="Preformatted_20_Text">-<text:span text:style-name="T14">Créer une clé privée pour l'utilisateur (personnellement, de votre coté)</text:span>:</text:p>
      <text:p text:style-name="Preformatted_20_Text">--------------------------------------------------------------------------</text:p>
      <text:p text:style-name="Preformatted_20_Text"/>
      <text:p text:style-name="Preformatted_20_Text">Dans la ligne de commande OpenSSL ouverte précédemment (ici, on utilise "alice" dans l'exemple, mais remplacez par vos initiales ou prénom et/ou nom):</text:p>
      <text:p text:style-name="Preformatted_20_Text"/>
      <text:p text:style-name="Preformatted_20_Text">&gt; <text:span text:style-name="T5">openssl genrsa -out alice.key 4096</text:span></text:p>
      <text:p text:style-name="Preformatted_20_Text"/>
      <text:p text:style-name="Preformatted_20_Text">(Si on veut protéger l'utilisation de cette clé avec une passphrase, plus sécuritaire, mais beaucoup moins pratique dans un réseau automatisé, on ajoute l'option "-des3", vous n'en aurez probablement pas besoin)</text:p>
      <text:p text:style-name="Preformatted_20_Text">&gt; <text:span text:style-name="T1">openssl genrsa -des3 -out alice.key 4096</text:span></text:p>
      <text:p text:style-name="Preformatted_20_Text"/>
      <text:p text:style-name="Preformatted_20_Text">Comme OpenSSL est installé dans le dossier "program files", il peut y avoir protection des fichiers, pouvant entraîner une erreur du type "Permission denied" :</text:p>
      <text:p text:style-name="Preformatted_20_Text"><text:tab/><text:span text:style-name="T11">C:\Program Files\OpenSSL-Win64&gt;</text:span><text:span text:style-name="T1">openssl genrsa -out alice.key 4096</text:span></text:p>
      <text:p text:style-name="Preformatted_20_Text"><text:tab/><text:span text:style-name="T11">genrsa: Can't open "alice.key" for writing, Permission denied</text:span></text:p>
      <text:p text:style-name="Preformatted_20_Text"/>
      <text:p text:style-name="Preformatted_20_Text">Il faut donc encore une fois utiliser un chemin d'accès complet vers "ailleurs", <text:span text:style-name="T13">OU</text:span> se déplacer vers un autre disque/répertoire pour y faire les commandes</text:p>
      <text:p text:style-name="Preformatted_20_Text">(c'est à dire, changer de "working directory", en faisant attention au chemin relatif des dossiers et fichiers qu'on va utiliser),</text:p>
      <text:p text:style-name="P13">OU<text:span text:style-name="T22"> s'accorder les droits dans le dossier d'OpenSSL comme indiqué dans la section « Ajuster la configuration de FreeLAN » ;</text:span></text:p>
      <text:p text:style-name="Preformatted_20_Text">Pour ranger et sécuriser facilement, et pour l'instant ne pas mélanger CA et utilisateur, on va créer 3 sous-dossier dans <text:span text:style-name="T1">D:\certificate_authority</text:span> :</text:p>
      <text:p text:style-name="Preformatted_20_Text">"usercrt" (pour stocker les certificats d'utilisateurs signés)</text:p>
      <text:p text:style-name="Preformatted_20_Text">"usercsr" (pour stocker les Requêtes de Signature de Certificats)</text:p>
      <text:p text:style-name="Preformatted_20_Text">"userkey" (pour -VOS- clés privées)</text:p>
      <text:p text:style-name="Preformatted_20_Text">(à la main, dans le dossier, clic droit, nouveau dossier, puis renommer)</text:p>
      <text:p text:style-name="Preformatted_20_Text"/>
      <text:p text:style-name="Preformatted_20_Text">Ce qui donne, pour créer la clé privée : </text:p>
      <text:p text:style-name="Preformatted_20_Text">&gt; <text:span text:style-name="T1">openssl genrsa -out D:\certificate_authority\userkey\alice.key 4096</text:span></text:p>
      <text:p text:style-name="Preformatted_20_Text">ou (version avec passphrase) :</text:p>
      <text:p text:style-name="Preformatted_20_Text">&gt; <text:span text:style-name="T1">openssl genrsa -des3 -out D:\certificate_authority\userkey\alice.key 4096</text:span></text:p>
      <text:p text:style-name="Preformatted_20_Text"/>
      <text:p text:style-name="Preformatted_20_Text"><text:tab/><text:span text:style-name="T13">ou</text:span> (si vous êtes déjà dans le dossier D:\certificate_authority\)</text:p>
      <text:p text:style-name="Preformatted_20_Text"/>
      <text:p text:style-name="P22">&gt; <text:span text:style-name="T4">openssl genrsa -out userkey\alice.key 4096</text:span></text:p>
      <text:p text:style-name="Preformatted_20_Text">ou (version avec passphrase)</text:p>
      <text:p text:style-name="Preformatted_20_Text">&gt; <text:span text:style-name="T1">openssl genrsa -des3 -out userkey\alice.key 4096</text:span></text:p>
      <text:p text:style-name="Preformatted_20_Text"/>
      <text:p text:style-name="Preformatted_20_Text">________________________-=* IMPORTANT *=-________________________</text:p>
      <text:p text:style-name="Preformatted_20_Text">|<text:tab/><text:tab/><text:tab/><text:tab/><text:tab/><text:tab/><text:tab/><text:tab/><text:tab/><text:tab/><text:tab/>|</text:p>
      <text:p text:style-name="Preformatted_20_Text">|<text:tab/>CETTE CLÉ EST PERSONNELLE, PERSONNE NE DOIT L'OBTENIR,<text:tab/>|</text:p>
      <text:p text:style-name="Preformatted_20_Text">|<text:tab/>IL N'Y A AUCUNE RAISON DE VOUS LA DEMANDER, PAS MÊME<text:tab/><text:tab/>|</text:p>
      <text:p text:style-name="Preformatted_20_Text">|<text:tab/>L'AUTRE PERSONNE AVEC QUI VOUS UTILISEZ FREELAN.<text:tab/><text:tab/>|</text:p>
      <text:p text:style-name="Preformatted_20_Text">|<text:tab/><text:tab/><text:tab/><text:tab/><text:tab/><text:tab/><text:tab/><text:tab/><text:tab/><text:tab/><text:tab/>|</text:p>
      <text:p text:style-name="Preformatted_20_Text">|<text:tab/>Stockez la en lieu sûr, éventuellement cryptée,<text:tab/>ou<text:tab/><text:tab/>|</text:p>
      <text:p text:style-name="Preformatted_20_Text">|<text:tab/>sur un support amovible non connecté tant que vous<text:tab/><text:tab/>|</text:p>
      <text:p text:style-name="Preformatted_20_Text">|<text:tab/>n'en avez pas besoin.<text:tab/><text:tab/><text:tab/><text:tab/><text:tab/><text:tab/><text:tab/>|</text:p>
      <text:p text:style-name="Preformatted_20_Text">|________________________________________________________________|</text:p>
      <text:p text:style-name="Preformatted_20_Text">---------------------------------------</text:p>
      <text:p text:style-name="Preformatted_20_Text"><text:soft-page-break/>-<text:span text:style-name="T14">Création d'une requête de Certificat</text:span> :</text:p>
      <text:p text:style-name="Preformatted_20_Text">---------------------------------------</text:p>
      <text:p text:style-name="Preformatted_20_Text"/>
      <text:p text:style-name="Preformatted_20_Text">Commande de base :</text:p>
      <text:p text:style-name="Preformatted_20_Text">&gt; <text:span text:style-name="T1">openssl req -new -sha1 -key alice.key -out alice.csr</text:span></text:p>
      <text:p text:style-name="Preformatted_20_Text"/>
      <text:p text:style-name="Preformatted_20_Text">ou plutôt pour plus de sécurité, utiliser le digest SHA256 au lieu du SHA1 (qui n'est plus sécurisé depuis des années) pour assurer la sécurité durant cet échange</text:p>
      <text:p text:style-name="Preformatted_20_Text"/>
      <text:p text:style-name="Preformatted_20_Text">&gt; <text:span text:style-name="T1">openssl req -new -sha256 -key alice.key -out alice.csr</text:span></text:p>
      <text:p text:style-name="Preformatted_20_Text"/>
      <text:p text:style-name="Preformatted_20_Text">Donc avec/sans les chemins d'accès on obtient ces 2 versions : </text:p>
      <text:p text:style-name="Preformatted_20_Text"/>
      <text:p text:style-name="Preformatted_20_Text">&gt; <text:span text:style-name="T1">openssl req -new -sha256 -key D:\certificate_authority\userkey\alice.key -out D:\certificate_authority\usercsr\alice.csr</text:span></text:p>
      <text:p text:style-name="Preformatted_20_Text"/>
      <text:p text:style-name="Preformatted_20_Text">ou :</text:p>
      <text:p text:style-name="Preformatted_20_Text"/>
      <text:p text:style-name="Preformatted_20_Text">&gt; <text:span text:style-name="T4">openssl req -new -sha256 -key userkey\alice.key -out usercsr\alice.csr</text:span></text:p>
      <text:p text:style-name="Preformatted_20_Text"/>
      <text:p text:style-name="Preformatted_20_Text">il vous sera demandé plusieurs informations, dont :</text:p>
      <text:p text:style-name="Preformatted_20_Text"><text:tab/><text:span text:style-name="T11">A challenge password []:</text:span></text:p>
      <text:p text:style-name="Preformatted_20_Text">qu'il faut mettre de coté (par principe, mais c'est apparemment fait pour les systèmes automatisés, et il ne vous sera probablement jamais demandé.)</text:p>
      <text:p text:style-name="Preformatted_20_Text"/>
      <text:p text:style-name="Preformatted_20_Text">------------</text:p>
      <text:p text:style-name="Preformatted_20_Text"/>
      <text:p text:style-name="Preformatted_20_Text">On vient d'obtenir le CSR à envoyer à l'autorité de certification concernée,</text:p>
      <text:p text:style-name="Preformatted_20_Text">c'est à dire, DANS LE CAS D'UN RÉSEAU "1 VERS 1", l'autre personne faisant partie du réseau virtuel,</text:p>
      <text:p text:style-name="Preformatted_20_Text">qui va SIGNER sur sa propre autorité de certification (CA) la requête, et renvoyer un certificat complet pour l'utilisateur ET le certificat (sans la clé privée!) du CA.</text:p>
      <text:p text:style-name="Preformatted_20_Text">EN principe dans ce mode, ça reste du 1-vers-1 à la fois ("mon CA signe TON certif, TON CA signe MON certif."), <text:span text:style-name="T13">SI</text:span> vous voulez vraiment bloquer toute extension possible du réseau.</text:p>
      <text:p text:style-name="Preformatted_20_Text"/>
      <text:p text:style-name="Preformatted_20_Text">Techniquement, plusieurs personnes peuvent partager le même CA, et il est très fréquent d'assigner ce rôle à une seule personne/entité.</text:p>
      <text:p text:style-name="Preformatted_20_Text">(par exemple, un groupe d'amis décident que c'est Didier qui gère le CA, et il est donc le seul a pouvoir signer de nouveaux certificats (en mode classique),</text:p>
      <text:p text:style-name="Preformatted_20_Text">et donc, de fait, toujours une question de confiance et de disponibilité),</text:p>
      <text:p text:style-name="Preformatted_20_Text">mais les certificats permettent aussi d'utiliser le x509 à la place du CA, c'est à dire de signer un autre certificat à partir de son propre certificat déjà signé, très utile pour rajouter quelqu'un au groupe quand Didier n'est pas disponible.</text:p>
      <text:p text:style-name="Preformatted_20_Text">C'est ce qu'on appelle du certificate chaining.</text:p>
      <text:p text:style-name="Preformatted_20_Text">L'autre certificat doit être valide pour servir d'autorité à un autre. Heureusement, le fichier de config de freelan permet d'enregistrer autant de CA que l'on veut, et permet surtout de spécifier, par dns ou par IP, QUI sont les contacts autorisés vers soi.</text:p>
      <text:p text:style-name="Preformatted_20_Text"/>
      <text:p text:style-name="Preformatted_20_Text">À noter : Les certificats sont "publics", dans le sens où ils permettent juste de savoir comment "parler" à la personne concernée (clé publique),</text:p>
      <text:p text:style-name="Preformatted_20_Text">qui, elle, a besoin de sa propre clé privée pour décoder le message (d'où le fait que la clé soit privée).</text:p>
      <text:p text:style-name="Preformatted_20_Text">Ce n'est pas pour autant une raison de les envoyer à n'importe qui, car cela indiquerait que quelqu'un s'en sert, et qu'il existe, quelque part, un réseau potentiellement ciblable par des personnes mal intentionnées (DDoS etc).</text:p>
      <text:p text:style-name="Preformatted_20_Text"/>
      <text:p text:style-name="Preformatted_20_Text">-<text:span text:style-name="T14">Signer un certificat (Si vous êtes l'autorité de certification)</text:span>:</text:p>
      <text:p text:style-name="Preformatted_20_Text"><text:soft-page-break/></text:p>
      <text:p text:style-name="Preformatted_20_Text">Dans ca.cnf, trouvez la ligne "<text:span text:style-name="T25">default_md = sha1 <text:s/># use public key default MD</text:span>" et rajoutez un # au début de celle-ci pour la commenter, puis rajoutez au dessus la ligne "<text:span text:style-name="T25">default_md = sha256 <text:s/># use public key default MD</text:span>" </text:p>
      <text:p text:style-name="Preformatted_20_Text">(ceci a pour effet de forcer le CA à utiliser le SHA256 au lieu du SHA1 qui n'est plus sécurisé, le CSR en "digest sha256" ne forçant pas le CA à en faire autant)</text:p>
      <text:p text:style-name="Preformatted_20_Text"/>
      <text:p text:style-name="Preformatted_20_Text">commande de base <text:s/>(sous Linux): </text:p>
      <text:p text:style-name="Preformatted_20_Text">&gt; <text:span text:style-name="T1">openssl ca -out crt/alice.crt -in alice.csr -config ca.cnf</text:span></text:p>
      <text:p text:style-name="Preformatted_20_Text"/>
      <text:p text:style-name="Preformatted_20_Text">"ca" signifie qu'on utilise la fonction "Certificate Authority"</text:p>
      <text:p text:style-name="Preformatted_20_Text">"-out" indique le fichier de sortie (le certificat)</text:p>
      <text:p text:style-name="Preformatted_20_Text">"-in" indique le fichier d'entrée (le CSR)</text:p>
      <text:p text:style-name="Preformatted_20_Text">"-config" indique le fichier de config du CA, dans lequel on trouve, entre autre, la durée de validité des certificats une fois signés (ici, ~10ans)</text:p>
      <text:p text:style-name="Preformatted_20_Text"/>
      <text:p text:style-name="Preformatted_20_Text">version sous Windows avec chemin d'accès complets :</text:p>
      <text:p text:style-name="Preformatted_20_Text">&gt; <text:span text:style-name="T1">openssl ca -out D:\certificate_authority\usercrt\alice.crt -in D:\certificate_authority\usercsr\alice.csr -config D:\certificate_authority\ca.cnf</text:span></text:p>
      <text:p text:style-name="Preformatted_20_Text"/>
      <text:p text:style-name="Preformatted_20_Text">mais la certification peut ne pas s'exécuter correctement dans le dossier d'openSSL (Problème de droit d'accès aux dossiers protégés par Windows), donc autant l'utiliser dans le dossier <text:span text:style-name="T1">D:\certificate_authority <text:s/></text:span><text:span text:style-name="T20">(ou le dossier que vous avez choisi)</text:span></text:p>
      <text:p text:style-name="Preformatted_20_Text"/>
      <text:p text:style-name="Preformatted_20_Text">&gt; <text:span text:style-name="T1">D:</text:span></text:p>
      <text:p text:style-name="Preformatted_20_Text">(ou remplacez <text:span text:style-name="T1">D:</text:span> par le lecteur concerné)</text:p>
      <text:p text:style-name="Preformatted_20_Text">&gt; <text:span text:style-name="T1">cd certificate_authority</text:span></text:p>
      <text:p text:style-name="Preformatted_20_Text">(ou remplacez par le nom du dossier dans lequel vous voulez entrer, vous pouvez répéter cette commande jusqu'à arriver dans le dossier voulu)</text:p>
      <text:p text:style-name="Preformatted_20_Text">&gt; <text:span text:style-name="T4">openssl ca -out usercrt\alice.crt -in usercsr\alice.csr -config ca.cnf</text:span></text:p>
      <text:p text:style-name="Preformatted_20_Text"/>
      <text:p text:style-name="Preformatted_20_Text">La passphrase du CA sera demandée pour continuer. Signez (y) et commit(y) pour terminer</text:p>
      <text:p text:style-name="P23"/>
      <text:p text:style-name="P23">------------</text:p>
      <text:p text:style-name="Preformatted_20_Text"/>
      <text:p text:style-name="Preformatted_20_Text">Une erreur peut arriver en cas de différence entre certaines valeurs de l'individu et du CA, par exemple :</text:p>
      <text:p text:style-name="Preformatted_20_Text"/>
      <text:p text:style-name="P3">The stateOrProvinceName field is different between CA certificate (Région Nord) and the request (Nord-pas-de-calais).</text:p>
      <text:p text:style-name="Preformatted_20_Text">Il faut SOIT se mettre d'accord avant de remplir les infos du .csr, SOIT modifier ca.cnf pour l'autorité de Certification <text:s/>(avec notepad ou wordpad):</text:p>
      <text:p text:style-name="Preformatted_20_Text"/>
      <text:p text:style-name="Preformatted_20_Text"><text:tab/># A few difference way of specifying how similar the request should look</text:p>
      <text:p text:style-name="Preformatted_20_Text"><text:tab/># For type CA, the listed attributes must be the same, and the optional</text:p>
      <text:p text:style-name="Preformatted_20_Text"><text:tab/># and supplied fields are just that :-)</text:p>
      <text:p text:style-name="Preformatted_20_Text"><text:span text:style-name="T31">---&gt;</text:span><text:tab/>policy = policy_match</text:p>
      <text:p text:style-name="Preformatted_20_Text"/>
      <text:p text:style-name="Preformatted_20_Text"><text:tab/># For the CA policy</text:p>
      <text:p text:style-name="Preformatted_20_Text"><text:tab/>[ policy_match ]</text:p>
      <text:p text:style-name="Preformatted_20_Text"><text:tab/>countryName = match</text:p>
      <text:p text:style-name="Preformatted_20_Text"><text:tab/>stateOrProvinceName = match</text:p>
      <text:p text:style-name="Preformatted_20_Text"><text:tab/>organizationName = match</text:p>
      <text:p text:style-name="Preformatted_20_Text"><text:tab/>organizationalUnitName = optional</text:p>
      <text:p text:style-name="Preformatted_20_Text"><text:tab/>commonName = supplied</text:p>
      <text:p text:style-name="Preformatted_20_Text"><text:tab/>emailAddress = optional</text:p>
      <text:p text:style-name="Preformatted_20_Text"/>
      <text:p text:style-name="Preformatted_20_Text"><text:tab/># For the 'anything' policy</text:p>
      <text:p text:style-name="Preformatted_20_Text"><text:soft-page-break/><text:tab/># At this point in time, you must list all acceptable 'object'</text:p>
      <text:p text:style-name="Preformatted_20_Text"><text:tab/># types.</text:p>
      <text:p text:style-name="Preformatted_20_Text"><text:tab/>[ policy_anything ]</text:p>
      <text:p text:style-name="Preformatted_20_Text"><text:tab/>countryName = optional</text:p>
      <text:p text:style-name="Preformatted_20_Text"><text:tab/>stateOrProvinceName = optional</text:p>
      <text:p text:style-name="Preformatted_20_Text"><text:tab/>localityName = optional</text:p>
      <text:p text:style-name="Preformatted_20_Text"><text:tab/>organizationName = optional</text:p>
      <text:p text:style-name="Preformatted_20_Text"><text:tab/>organizationalUnitName = optional</text:p>
      <text:p text:style-name="Preformatted_20_Text"><text:tab/>commonName = supplied</text:p>
      <text:p text:style-name="Preformatted_20_Text"><text:tab/>emailAddress = optional</text:p>
      <text:p text:style-name="Preformatted_20_Text"/>
      <text:p text:style-name="Preformatted_20_Text">La ligne "policy = " (marquée ci-dessus d'une flèche surlignée) pointe vers la section "policy_match" située juste en dessous, qui oblige la correspondance de certaines infos ("= match").</text:p>
      <text:p text:style-name="Preformatted_20_Text"/>
      <text:p text:style-name="Preformatted_20_Text">On pourrait les modifier une à une, mais il existe une section "policy_anything" qui fait déjà cela juste en dessous.</text:p>
      <text:p text:style-name="Preformatted_20_Text"/>
      <text:p text:style-name="Preformatted_20_Text">Il suffit donc de modifier la ligne "<text:span text:style-name="T25">policy = policy_match</text:span>" </text:p>
      <text:p text:style-name="Preformatted_20_Text">en "<text:span text:style-name="T25">policy = policy_anything</text:span>" dans ca.cnf et de sauver les modifications, avant de (re)tenter.</text:p>
      <text:p text:style-name="P23"/>
      <text:p text:style-name="Preformatted_20_Text">------------</text:p>
      <text:p text:style-name="Preformatted_20_Text"/>
      <text:p text:style-name="Preformatted_20_Text">En cas de conflit de certificats (pour remplacer un certificat trop vieux ou pas assez sécurisé), ayant pour cause : </text:p>
      <text:p text:style-name="Preformatted_20_Text"/>
      <text:p text:style-name="Preformatted_20_Text"><text:tab/><text:span text:style-name="T11">ERROR:There is already a certificate for /C=FR/ST=Nord-pas-de-calais/L=LILLE/CN=Alice</text:span></text:p>
      <text:p text:style-name="Preformatted_20_Text"/>
      <text:p text:style-name="Preformatted_20_Text">regardez le 'Serial number' du certificat dans les infos affichées juste en dessous de l'erreur, puis, dans ces 3 emplacements :</text:p>
      <text:p text:style-name="Preformatted_20_Text">-Le dossier dans lequel vous stockez les certificats signés .crt ( \crt ou \usercrt), supprimez le .crt correspondant (ouvrez avec notepad pour vérifier);</text:p>
      <text:p text:style-name="Preformatted_20_Text"/>
      <text:p text:style-name="Preformatted_20_Text">-Supprimez (ou déplacez) le fichier <text:span text:style-name="T1">XX.pem</text:span> dans le dossier \crt, </text:p>
      <text:p text:style-name="Preformatted_20_Text">où XX = le serial number (c'est une copie locale du certificat);</text:p>
      <text:p text:style-name="Preformatted_20_Text"/>
      <text:p text:style-name="Preformatted_20_Text">-Dans le fichier index.txt, supprimez la ligne correspondant à l'index XX .</text:p>
      <text:p text:style-name="Preformatted_20_Text">C'est une méthode basique mais fonctionnelle si vous devez juste récupérer l'usage du nom déjà utilisé.</text:p>
      <text:p text:style-name="P23"/>
      <text:p text:style-name="Preformatted_20_Text">------------</text:p>
      <text:p text:style-name="Preformatted_20_Text"/>
      <text:p text:style-name="Preformatted_20_Text">Il existe aussi la possibilité de révoquer et d'ajouter les certificats encore valides ainsi révoqués à une Liste de Révocation de Certificats (CRL).</text:p>
      <text:p text:style-name="Preformatted_20_Text">Dans OpenSSL (en supposant que "ca.cnf" soit votre configuration de CA): </text:p>
      <text:p text:style-name="Preformatted_20_Text"/>
      <text:p text:style-name="Preformatted_20_Text">&gt; <text:span text:style-name="T1">openssl ca -config ca.cnf -revoke usercrt\albert.crt</text:span></text:p>
      <text:p text:style-name="Preformatted_20_Text"><text:span text:style-name="T1"/></text:p>
      <text:p text:style-name="Preformatted_20_Text">La console vous confirme la révocation du certificat, et la mise à jour de la base de donnée. Vous pouvez regarder dans index.txt pour constater que la ligne correspondante commence par un R (révoqué) au lieu d'un V (valide).</text:p>
      <text:p text:style-name="Preformatted_20_Text"/>
      <text:p text:style-name="Preformatted_20_Text">Pour obtenir la CRL, une commande de plus dans OpenSSL :</text:p>
      <text:p text:style-name="Preformatted_20_Text"/>
      <text:p text:style-name="Preformatted_20_Text">&gt; <text:span text:style-name="T1">openssl ca -config ca.cnf -gencrl -out crl\ca.crl</text:span></text:p>
      <text:p text:style-name="Preformatted_20_Text"/>
      <text:p text:style-name="Preformatted_20_Text">Vous pouvez alors diffuser ce fichier à chaque participant, ou le laisser disponible en ligne. Les utilisateurs de FreeLAN peuvent ajouter le CRL dans freelan.cfg :</text:p>
      <text:p text:style-name="Preformatted_20_Text"/>
      <text:p text:style-name="Preformatted_20_Text"><text:tab/># The certificate revocation validation method to use.</text:p>
      <text:p text:style-name="Preformatted_20_Text"><text:soft-page-break/><text:tab/>#</text:p>
      <text:p text:style-name="Preformatted_20_Text"><text:tab/># Possible values are: last, all, none</text:p>
      <text:p text:style-name="Preformatted_20_Text"><text:tab/>#</text:p>
      <text:p text:style-name="Preformatted_20_Text"><text:tab/># - last: Only the last certificate of the certification chain is checked <text:tab/></text:p>
      <text:p text:style-name="Preformatted_20_Text"><text:tab/># for revocation.</text:p>
      <text:p text:style-name="Preformatted_20_Text"><text:tab/># - all: All certificates from the certification chain are checked for</text:p>
      <text:p text:style-name="Preformatted_20_Text"><text:tab/># revocation.</text:p>
      <text:p text:style-name="Preformatted_20_Text"><text:tab/># - none: Certificates are not checked for revocation.</text:p>
      <text:p text:style-name="Preformatted_20_Text"><text:tab/>#</text:p>
      <text:p text:style-name="Preformatted_20_Text"><text:tab/># Default: none</text:p>
      <text:p text:style-name="Preformatted_20_Text"><text:tab/>#certificate_revocation_validation_method=none</text:p>
      <text:p text:style-name="Preformatted_20_Text"><text:tab/><text:span text:style-name="T12">certificate_revocation_validation_method=all</text:span></text:p>
      <text:p text:style-name="Preformatted_20_Text"/>
      <text:p text:style-name="Preformatted_20_Text"><text:tab/># The certificate revocation lists.</text:p>
      <text:p text:style-name="Preformatted_20_Text"><text:tab/>#</text:p>
      <text:p text:style-name="Preformatted_20_Text"><text:tab/># You may repeat the certificate_revocation_list_file option to specify <text:tab/></text:p>
      <text:p text:style-name="Preformatted_20_Text"><text:tab/># several certificate revocation lists.</text:p>
      <text:p text:style-name="Preformatted_20_Text"><text:tab/>#</text:p>
      <text:p text:style-name="Preformatted_20_Text"><text:tab/># Default: &lt;none&gt;</text:p>
      <text:p text:style-name="Preformatted_20_Text"><text:tab/>#certificate_revocation_list_file=</text:p>
      <text:p text:style-name="Preformatted_20_Text"><text:tab/><text:span text:style-name="T12">certificate_revocation_list_file=ca.crl</text:span></text:p>
      <text:p text:style-name="Preformatted_20_Text"/>
      <text:p text:style-name="Preformatted_20_Text">Rajoutez les 2 lignes en gras, en faisant attention au chemin d'accès vers ca.crl si nécessaire, pour refuser automatiquement les certificats révoqués.</text:p>
      <text:p text:style-name="Preformatted_20_Text">------------------------------------------------------</text:p>
      <text:p text:style-name="Preformatted_20_Text">-<text:span text:style-name="T14">Le x509 Pour signer (soi-même) d'autres certificats</text:span> :</text:p>
      <text:p text:style-name="Preformatted_20_Text">------------------------------------------------------</text:p>
      <text:p text:style-name="Preformatted_20_Text"/>
      <text:p text:style-name="Preformatted_20_Text">Vous pouvez signer, avec votre propre clé, d'autres certificats. En principe cela nécessite que votre certificat soit toujours valable puisque les droits</text:p>
      <text:p text:style-name="Preformatted_20_Text">des autres certificats en dessous de vous en découlent, mais vous pouvez donc ajouter quelqu'un à votre liste même si vous n'êtes pas le CA.</text:p>
      <text:p text:style-name="Preformatted_20_Text">Il faut également que les autres participants vous reconnaissent afin de reconnaître les certificats signés par vous (dans freelan.cfg, comme un CA).</text:p>
      <text:p text:style-name="Preformatted_20_Text"/>
      <text:p text:style-name="Preformatted_20_Text">-<text:span text:style-name="T15">Pour signer en x509, 2 possibilités de base</text:span> :</text:p>
      <text:p text:style-name="Preformatted_20_Text"/>
      <text:p text:style-name="Preformatted_20_Text"><text:span text:style-name="T14">1)</text:span> Depuis <text:span text:style-name="T12">votre</text:span> certificat (plus exactement, votre <text:span text:style-name="T13">clé privée</text:span>):</text:p>
      <text:p text:style-name="Preformatted_20_Text">&gt; <text:span text:style-name="T1">openssl x509 -req -signkey userkey\alice.key -out usercrt\truc.crt -in usercsr\truc.csr -extfile "C:\Program Files\OpenSSL-Win64\bin\openssl.cfg" -extensions v3_ca -days 365</text:span></text:p>
      <text:p text:style-name="Preformatted_20_Text"><text:tab/><text:span text:style-name="T11">Certificate request self-signature ok</text:span></text:p>
      <text:p text:style-name="P3"><text:tab/>subject=C = FR, ST = Truc, L = Trucville, O = Truc Inc, OU = Tructruc, CN = Mr Truc,</text:p>
      <text:p text:style-name="P3"><text:tab/>emailAddress = truc@truc.truc</text:p>
      <text:p text:style-name="Preformatted_20_Text"/>
      <text:p text:style-name="Preformatted_20_Text">où -days indique la durée de validité, défaut à 30 jours, ici 365; </text:p>
      <text:p text:style-name="Preformatted_20_Text">-extfile fait appel à la liste pré-construite d'openssl dans son dossier;</text:p>
      <text:p text:style-name="Preformatted_20_Text">et -extensions indique les extensions à rajouter, ici, les droits de CA à son tour, si le certificat parent le permet, sachant que le certificat parent DOIT être valide et sert de CA pour celui-ci, et ne peut donc accorder plus que ce dont il dispose : S'il lui reste 180 jours de validité, le <text:span text:style-name="T20">"sous-certificat" ne pourra pas être valide au delà de cette durée.</text:span></text:p>
      <text:p text:style-name="Preformatted_20_Text"><text:span text:style-name="T14">2)</text:span> Depuis le CA (par ex : pour limiter un utilisateur)</text:p>
      <text:p text:style-name="Preformatted_20_Text">&gt; <text:span text:style-name="T1">openssl x509 -req -in usercsr\truc.csr -extfile "C:\Program Files\OpenSSL-Win64\bin\openssl.cfg" -extensions v3_req -CA crt\ca.crt -CAkey key\ca.key -CAcreateserial -out usercrt\truc.crt</text:span></text:p>
      <text:p text:style-name="Preformatted_20_Text"/>
      <text:p text:style-name="Preformatted_20_Text">(ici, on a spécifiquement utilisé les extensions "v3_req" pour garder la valeur </text:p>
      <text:p text:style-name="Preformatted_20_Text"><text:tab/><text:span text:style-name="T11">X509v3 Basic Constraints:</text:span></text:p>
      <text:p text:style-name="P3"><text:tab/> <text:s text:c="3"/>CA:FALSE</text:p>
      <text:p text:style-name="Preformatted_20_Text">dans le certificat final.)</text:p>
      <text:p text:style-name="Preformatted_20_Text">-La méthode à utiliser pour signer d'autres certificats vous-même sans prendre <text:soft-page-break/>de risque sur les possibles sous-certificats serait</text:p>
      <text:p text:style-name="Preformatted_20_Text">(pour rappel, remplacez "alice.key" par votre clé privée et "truc.csr" + "truc.crt" par le .csr fourni et le .crt à obtenir, et choisissez la durée avec -days) :</text:p>
      <text:p text:style-name="Preformatted_20_Text"/>
      <text:p text:style-name="Preformatted_20_Text">&gt; <text:span text:style-name="T1">openssl x509 -req -signkey userkey\alice.key -out usercrt\truc.crt -in usercsr\truc.csr -extfile "C:\Program Files\OpenSSL-Win64\bin\openssl.cfg" -extensions v3_req -days 365</text:span></text:p>
      <text:p text:style-name="Preformatted_20_Text">(en gros, méthode 1 + v3_req)</text:p>
      <text:p text:style-name="Preformatted_20_Text"/>
      <text:p text:style-name="Preformatted_20_Text">Pour vérifier le contenu d'un certificat x509 (le fichier ne contient pas les autres infos en clair contrairement aux certificats signés par le CA)</text:p>
      <text:p text:style-name="Preformatted_20_Text">&gt; <text:span text:style-name="T1">openssl x509 -in usercrt\truc.crt -noout -text</text:span></text:p>
      <text:p text:style-name="Preformatted_20_Text"/>
      <text:p text:style-name="Preformatted_20_Text">-<text:span text:style-name="T14">Ajuster la configuration de FreeLAN</text:span> :</text:p>
      <text:p text:style-name="Preformatted_20_Text"/>
      <text:p text:style-name="Preformatted_20_Text">À noter qu'à partir de ce point, vous pouvez rassembler/déplacer comme bon vous semble les clés et certificats,</text:p>
      <text:p text:style-name="Preformatted_20_Text">si vous avez un dossier sécurisé (non partagé, restreint à votre utilisateur, crypté via bitlocker ou autre, et/ou sur une clé USB branchée pour l'occasion)</text:p>
      <text:p text:style-name="Preformatted_20_Text">dans lequel vous souhaitez les conserver, c'est le moment.</text:p>
      <text:p text:style-name="Preformatted_20_Text"/>
      <text:p text:style-name="Preformatted_20_Text">Dans le Dossier "C:\Program Files\FreeLAN\config", vous trouverez le fichier freelan.cfg.</text:p>
      <text:p text:style-name="Preformatted_20_Text">Faites en une copie de sauvegarde dans un autre dossier si vous avez peur des ratures, ou si vous souhaitez garder un modèle pour d'autres « réseaux ».</text:p>
      <text:p text:style-name="Preformatted_20_Text"/>
      <text:p text:style-name="Preformatted_20_Text"><text:span text:style-name="T14">Attention</text:span>, Windows à l'habitude de protéger certains dossiers, comme ceux situés dans « <text:span text:style-name="T1">Programmes</text:span> » (Program Files), en empêchant les modifications des fichiers existants. Dans le cas présent, le fichier <text:span text:style-name="T1">freelan.cfg</text:span> peut-être lu, mais lorsque vous tenterez de sauver les modifications, vous aurez probablement une erreur vous indiquant que vous ne disposez pas des droits requis.</text:p>
      <text:p text:style-name="Preformatted_20_Text">Afin de passer outre, sauvez si nécessaire sous un autre nom ou dans un dossier non-protégé, faites un clic droit sur le dossier ou le fichier que vous voulez modifier (au moins « <text:span text:style-name="T1">freelan.cfg</text:span> », possiblement le dossier « <text:span text:style-name="T1">config</text:span> » si vous prévoyez plusieurs configs ou d'y mettre les certificats) et cliquez sur « Propriétés », puis sur l'onglet « Sécurité », puis sur le bouton « Avancé ».</text:p>
      <text:p text:style-name="Preformatted_20_Text">Dans ce nouveau panneau, cliquez sur l'onglet « Propriétaire », puis sur le bouton « Modifier »; un nouveau panneau s'ouvre, ne contenant que l'onglet « Propriétaire », vous permettant de sélectionner un nouveau propriétaire, dans une liste partielle ou en cliquant sur « Autres utilisateurs ou groupes ».</text:p>
      <text:p text:style-name="Preformatted_20_Text">Dans ce cas, entrez le nom de votre compte et cliquez sur « Vérifier les noms ».</text:p>
      <text:p text:style-name="Preformatted_20_Text">Si votre compte n'est pas trouvé, cliquez sur « Avancé... » et réglez le type d'objets sur « des utilisateurs », puis cliquez sur « rechercher ».</text:p>
      <text:p text:style-name="Preformatted_20_Text">Votre compte peut parfois avoir un nom affiché différent du nom interne,</text:p>
      <text:p text:style-name="Preformatted_20_Text">par exemple, le nom du modèle ou de la marque sur un PC portable pré-installé, (« lenovo ») au lieu de votre nom d'utilisateur (« Albert »).</text:p>
      <text:p text:style-name="Preformatted_20_Text">Validez avec « OK » autant de fois que nécessaire, pour voire votre choix apparaître dans l'onglet unique « Propriétaire », sélectionnez-le, cochez la case « Remplacer le propriétaire des sous-conteneurs et des objets » si disponible, puis faites « Appliquer », puis « OK ».</text:p>
      <text:p text:style-name="Preformatted_20_Text">Fermez le panneau « Paramètres de sécurité avancés pour... » et le panneau « Propriétés de :... », et vous aurez désormais les droits requis sur ce fichier ou ce dossier et tout ce qu'il contient.</text:p>
      <text:p text:style-name="Preformatted_20_Text"/>
      <text:p text:style-name="Preformatted_20_Text">Vous pourrez alors renommer ou sauver sans entraves vos configurations modifiées.</text:p>
      <text:p text:style-name="Preformatted_20_Text"/>
      <text:p text:style-name="Preformatted_20_Text">Notez que FreeLAN sous Windows utilisera systématiquement <text:span text:style-name="T1">freelan.cfg</text:span>, il vous suffit de renommer les différentes configurations avant de les utiliser.</text:p>
      <text:p text:style-name="Preformatted_20_Text">Ouvrez <text:span text:style-name="T1">freelan.cfg</text:span> avec notepad.exe (« bloc-notes ») il suffit de glisser-déposer le .cfg vers une fenêtre notepad, ou double-cliquez sur freelan.cfg ; si vous <text:soft-page-break/>n'avez pas de programme associé aux .cfg, Windows vous proposera par défaut une liste de programmes et la possibilité d'ouvrir systématiquement les .cfg avec celui que vous aurez choisit. Si vous ne voulez pas faire d'association avec les .cfg, décochez la case « Toujours utiliser le programme sélectionné pour ouvrir ce type de fichier »</text:p>
      <text:p text:style-name="Preformatted_20_Text"/>
      <text:p text:style-name="Preformatted_20_Text">Notez que la recherche dans notepad se fait a partir du point où vous êtes, et dans une direction à la fois seulement, ce qui peut empêcher de trouver ce que l'on recherche. Il faut soit répéter la recherche dans l'autre direction, ou remettre le curseur tout en haut du fichier pour le parcourir entièrement.</text:p>
      <text:p text:style-name="Preformatted_20_Text"/>
      <text:p text:style-name="Preformatted_20_Text">1) Trouvez les lignes suivantes <text:s/>(en faisant Ctrl+F et en cherchant "signature_certificate_file=" ) :</text:p>
      <text:p text:style-name="Preformatted_20_Text"/>
      <text:p text:style-name="Preformatted_20_Text"><text:tab/><text:span text:style-name="T7"># The X509 certificate file to use for signing.</text:span></text:p>
      <text:p text:style-name="P2"><text:tab/>#</text:p>
      <text:p text:style-name="P2"><text:tab/># Unless client.enabled is set to "yes" or a PSK is specified, this parameter</text:p>
      <text:p text:style-name="P2"><text:tab/># is mandatory.</text:p>
      <text:p text:style-name="P2"><text:tab/>#</text:p>
      <text:p text:style-name="P2"><text:tab/># Default: &lt;none&gt;</text:p>
      <text:p text:style-name="P2"><text:tab/>#signature_certificate_file=</text:p>
      <text:p text:style-name="P2"><text:tab/></text:p>
      <text:p text:style-name="P2"><text:tab/># The private key file to use for signing.</text:p>
      <text:p text:style-name="P2"><text:tab/>#</text:p>
      <text:p text:style-name="P2"><text:tab/># Unless client.enabled is set to "yes" or PSK is specified, this parameter is</text:p>
      <text:p text:style-name="P2"><text:tab/># mandatory.</text:p>
      <text:p text:style-name="P2"><text:tab/>#</text:p>
      <text:p text:style-name="P2"><text:tab/># This private key must match with the specified signing certificate file.</text:p>
      <text:p text:style-name="P2"><text:tab/>#</text:p>
      <text:p text:style-name="P2"><text:tab/># Default: &lt;none&gt;</text:p>
      <text:p text:style-name="P2"><text:tab/>#signature_private_key_file=</text:p>
      <text:p text:style-name="Preformatted_20_Text"/>
      <text:p text:style-name="Preformatted_20_Text">Rajoutez, sous leurs versions commentées, les lignes dé-commentées et complétées <text:s/>(ici, avec les chemins précédemment utilisés, à vous d'adapter si nécessaire):</text:p>
      <text:p text:style-name="Preformatted_20_Text"/>
      <text:p text:style-name="Preformatted_20_Text"><text:tab/><text:span text:style-name="T1">signature_certificate_file=D:\certificate_authority\usercrt\alice.crt</text:span></text:p>
      <text:p text:style-name="Preformatted_20_Text">et</text:p>
      <text:p text:style-name="Preformatted_20_Text"><text:tab/><text:span text:style-name="T1">signature_private_key_file=D:\certificate_authority\userkey\alice.key</text:span></text:p>
      <text:p text:style-name="Preformatted_20_Text"/>
      <text:p text:style-name="Preformatted_20_Text">Cela indique à FreeLAN votre certificat et votre clé privée pour pouvoir communiquer.</text:p>
      <text:p text:style-name="Preformatted_20_Text">2) Ensuite, trouvez les lignes suivantes (CTRL+F, "<text:span text:style-name="T7">authority_certificate_file=</text:span>" ) : </text:p>
      <text:p text:style-name="Preformatted_20_Text"/>
      <text:p text:style-name="Preformatted_20_Text"><text:tab/><text:span text:style-name="T7"># The authority certificates.</text:span></text:p>
      <text:p text:style-name="P2"><text:tab/>#</text:p>
      <text:p text:style-name="P2"><text:tab/># You may repeat the authority_certificate_file option to specify several</text:p>
      <text:p text:style-name="P2"><text:tab/># authority certificates.</text:p>
      <text:p text:style-name="P2"><text:tab/>#</text:p>
      <text:p text:style-name="P2"><text:tab/># Default: &lt;none&gt;</text:p>
      <text:p text:style-name="P2"><text:tab/>#authority_certificate_file=</text:p>
      <text:p text:style-name="Preformatted_20_Text"/>
      <text:p text:style-name="Preformatted_20_Text">Et comme précédemment, rajoutez une ligne <text:s/>dé-commentée, complétée, indiquant le certificat du CA (reçu du CA ou généré par vous même) :</text:p>
      <text:p text:style-name="Preformatted_20_Text"><text:tab/><text:span text:style-name="T1">authority_certificate_file=D:\certificate_authority\crt\ca.crt</text:span></text:p>
      <text:p text:style-name="Preformatted_20_Text">Cela indique à FreeLAN Quelle autorité de Certification utiliser.</text:p>
      <text:p text:style-name="Preformatted_20_Text">À noter que FreeLAN permet d'en indiquer plusieurs si nécessaire, ce qui permet plusieurs modes de fonctionnement.</text:p>
      <text:p text:style-name="Preformatted_20_Text"/>
      <text:p text:style-name="Preformatted_20_Text">3) Ensuite, trouvez la ligne "<text:span text:style-name="T7">ipv4_address_prefix_length=</text:span>" </text:p>
      <text:p text:style-name="Preformatted_20_Text">(et ne confondez pas avec "<text:span text:style-name="T7">dhcp_server_ipv4_address_prefix_length=</text:span>");</text:p>
      <text:p text:style-name="Preformatted_20_Text"><text:tab/><text:span text:style-name="T7">ipv4_address_prefix_length=9.0.0.1/24</text:span></text:p>
      <text:p text:style-name="Preformatted_20_Text"><text:soft-page-break/>Ici, 9.0.0.1 représente l'adresse fictive utilisée sur le réseau privé virtuel, et /24 le bitmask des adresses considérées comme appartenant au même réseau.</text:p>
      <text:p text:style-name="Preformatted_20_Text">ici, le /24 englobe les adresses de 9.0.0.0 à 9.0.0.255, ces 2 valeurs n'étant normalement pas disponibles (0 étant la valeur du DHCP, et 255 la valeur de broadcast)</text:p>
      <text:p text:style-name="Preformatted_20_Text">Chacun doit donc spécifier une valeur commençant par "<text:span text:style-name="T7">9.0.0.</text:span>" et dont le dernier membre sera unique sur le réseau privé virtuel (Donc mettez-vous d'accord !).</text:p>
      <text:p text:style-name="Preformatted_20_Text"/>
      <text:p text:style-name="Preformatted_20_Text">Accessoirement, votre firewall peut vous demander votre avis sur ces connexions, </text:p>
      <text:p text:style-name="Preformatted_20_Text">ou vous pouvez paramétrer une zone considérée comme "réseau local" sur cette plage d'adresses ET cet adapteur/carte/source réseau.</text:p>
      <text:p text:style-name="Preformatted_20_Text">À noter qu'il y a d'autres gammes d'adresses disponibles pouvant être utilisées, mais qu'il faut faire attention à ne pas remplacer une gamme nécessaire sur votre connexion classique (C'est à dire, sur internet)</text:p>
      <text:p text:style-name="Preformatted_20_Text">( Google "possède" une partie des 4.x.x.x et 8.x.x.x, de même pour d'autres gammes et d'autres acteurs du net )</text:p>
      <text:p text:style-name="Preformatted_20_Text"/>
      <text:p text:style-name="Preformatted_20_Text">4) Trouvez les lignes suivantes (en cherchant "<text:span text:style-name="T7">contact=192.168.0.1:12000</text:span>" ) : </text:p>
      <text:p text:style-name="Preformatted_20_Text"/>
      <text:p text:style-name="Preformatted_20_Text"><text:tab/><text:span text:style-name="T7"># The contact list.</text:span></text:p>
      <text:p text:style-name="P2"><text:tab/>#</text:p>
      <text:p text:style-name="P2"><text:tab/># The list of hosts to connect to.</text:p>
      <text:p text:style-name="P2"><text:tab/>#</text:p>
      <text:p text:style-name="P2"><text:tab/># You may repeat the contact option to add several hosts.</text:p>
      <text:p text:style-name="P2"><text:tab/>#</text:p>
      <text:p text:style-name="P2"><text:tab/># Examples: 192.168.0.1, [fe80::1]:12000, hostname:1234, some.other.host.org:1234</text:p>
      <text:p text:style-name="P2"><text:tab/># Default: &lt;none&gt;</text:p>
      <text:p text:style-name="P2"><text:tab/>#contact=192.168.0.1:12000</text:p>
      <text:p text:style-name="Preformatted_20_Text"/>
      <text:p text:style-name="Preformatted_20_Text">et rajoutez pour chacun de vos contacts une ligne "<text:span text:style-name="T7">contact=</text:span>" que vous compléterez avec leur adresse IP et le port de FreeLAN (par défaut, :12000)</text:p>
      <text:p text:style-name="Preformatted_20_Text"/>
      <text:p text:style-name="Preformatted_20_Text">Pour connaître votre adresse IP, <text:s/>il existe de nombreuses méthodes :</text:p>
      <text:p text:style-name="Preformatted_20_Text">-<text:a xlink:type="simple" xlink:href="http://monip.org/">http://monip.org</text:a> (ou autre sites d'outils réseau tels que </text:p>
      <text:p text:style-name="Preformatted_20_Text"><text:a xlink:type="simple" xlink:href="https://ipinfo.tools/">https://ipinfo.tools/</text:a> , <text:s/><text:a xlink:type="simple" xlink:href="https://iplocation.io/what-is-my-ip-address">https://iplocation.io/what-is-my-ip-address</text:a> , etc)</text:p>
      <text:p text:style-name="Preformatted_20_Text">-sur la page de votre box, "Informations système", onglet "internet", ligne "Adresse IPv4 WAN"</text:p>
      <text:p text:style-name="Preformatted_20_Text">-Sur une ligne de commande (cmd.exe) : </text:p>
      <text:p text:style-name="Preformatted_20_Text">&gt; <text:span text:style-name="T1">nslookup myip.opendns.com. resolver1.opendns.com</text:span></text:p>
      <text:p text:style-name="Preformatted_20_Text"><text:span text:style-name="T1">(</text:span>le résultat est sur la dernière ligne)</text:p>
      <text:p text:style-name="Preformatted_20_Text"/>
      <text:p text:style-name="Preformatted_20_Text">(Bien entendu, seule votre box peut vous garantir un résultat exact; </text:p>
      <text:p text:style-name="Preformatted_20_Text">Si vous passez par des services tels que NordVPN pour anonymiser votre trafic réseau, les sites externes ne verront pas votre adresse réelle)</text:p>
      <text:p text:style-name="Preformatted_20_Text"/>
      <text:p text:style-name="Preformatted_20_Text">À noter : les lignes contact= peuvent contenir des adresses sous diverses formes, notamment des adresses DNS (ex : "some.other.host.org:1234").</text:p>
      <text:p text:style-name="Preformatted_20_Text">Ces adresses peuvent être FIXES (Nom de domaine acheté, attribué à un serveur),</text:p>
      <text:p text:style-name="Preformatted_20_Text">ou DYNAMIQUES (Nom de domaine gratuit ou payant, redirigé sur une adresse ip dynamique) via des services tels que DynDNS, No-ip.org, etc</text:p>
      <text:p text:style-name="Preformatted_20_Text">Dans ce cas il faut ajouter une ligne "<text:span text:style-name="T7">dynamic_contact_file=</text:span>" indiquant le certificat de la personne utilisant une adresse dynamique,</text:p>
      <text:p text:style-name="Preformatted_20_Text">afin que FreeLAN vérifie régulièrement la validité du contact (typiquement pour les sessions de client à client(s), probablement le cas ici) :</text:p>
      <text:p text:style-name="Preformatted_20_Text">ex :<text:tab/><text:span text:style-name="T7">dynamic_contact_file=D:\certificate_authority\usercrt\truc.crt</text:span></text:p>
      <text:p text:style-name="P23"/>
      <text:p text:style-name="Preformatted_20_Text"/>
      <text:p text:style-name="Preformatted_20_Text"/>
      <text:p text:style-name="Preformatted_20_Text"/>
      <text:p text:style-name="Preformatted_20_Text"/>
      <text:p text:style-name="Preformatted_20_Text"/>
      <text:p text:style-name="Preformatted_20_Text">5) <text:span text:style-name="T26">Optionnel</text:span>, Choisir le tap adapter à utiliser si vous en avez plusieurs.</text:p>
      <text:p text:style-name="Preformatted_20_Text"><text:soft-page-break/></text:p>
      <text:p text:style-name="Preformatted_20_Text"><text:tab/><text:span text:style-name="T7"># The name of the tap adapter to use or create.</text:span></text:p>
      <text:p text:style-name="P2"><text:tab/>#</text:p>
      <text:p text:style-name="P2"><text:tab/># On Windows, the GUID of an existing tap adapter is expected. It may be found</text:p>
      <text:p text:style-name="P2"><text:tab/># in the registry:</text:p>
      <text:p text:style-name="P2"><text:tab/>#</text:p>
      <text:p text:style-name="P2"><text:tab/># HKEY_LOCAL_MACHINE\SOFTWARE\Microsoft\Windows NT\CurrentVersion\NetworkCards</text:p>
      <text:p text:style-name="P2"><text:tab/>#</text:p>
      <text:p text:style-name="P2"><text:tab/># If no name or an empty name is provided, the first available adapter will be</text:p>
      <text:p text:style-name="P2"><text:tab/># used.</text:p>
      <text:p text:style-name="P2"><text:tab/>#</text:p>
      <text:p text:style-name="P2"><text:tab/># On POSIX systems, it is the name of the tap adapter to create or to use.</text:p>
      <text:p text:style-name="P2"><text:tab/># Depending on your system, some names might be restricted, and something in the</text:p>
      <text:p text:style-name="P2"><text:tab/># form of tapX (where X is a positive number) is recommended.</text:p>
      <text:p text:style-name="P2"><text:tab/>#</text:p>
      <text:p text:style-name="P2"><text:tab/># If you use an existing interface and run as non-root, the interface name MUST</text:p>
      <text:p text:style-name="P2"><text:tab/># exist, belong to the user, be UP and already has IP configuration or use DHCP.</text:p>
      <text:p text:style-name="P2"><text:tab/># Additionnaly on Linux, user MUST have read-write permissions on /dev/net/tap</text:p>
      <text:p text:style-name="P2"><text:tab/># or /dev/net/tun (depending on which mode is used).</text:p>
      <text:p text:style-name="P2"><text:tab/>#</text:p>
      <text:p text:style-name="P2"><text:tab/># If no name or an empty name is provided, a tap adapter will be created with</text:p>
      <text:p text:style-name="P2"><text:tab/># an available name.</text:p>
      <text:p text:style-name="P2"><text:tab/>#</text:p>
      <text:p text:style-name="P2"><text:tab/># Should you need to know it, you may get that name by specifying an up_script.</text:p>
      <text:p text:style-name="P2"><text:tab/>#</text:p>
      <text:p text:style-name="P2"><text:tab/># Default: &lt;empty&gt;</text:p>
      <text:p text:style-name="P2"><text:tab/>#name=</text:p>
      <text:p text:style-name="Preformatted_20_Text"/>
      <text:p text:style-name="Preformatted_20_Text">Selon la version de Windows, ces infos peuvent se trouver à différents endroits :</text:p>
      <text:p text:style-name="Preformatted_20_Text"/>
      <text:p text:style-name="P2">HKEY_LOCAL_MACHINE\SOFTWARE\Microsoft\Windows NT\CurrentVersion\NetworkCards</text:p>
      <text:p text:style-name="Preformatted_20_Text">ou</text:p>
      <text:p text:style-name="Preformatted_20_Text"><text:span text:style-name="T7">HKEY_LOCAL_MACHINE\SYSTEM\CurrentControlSet\Control\Network\</text:span> <text:s text:c="2"/></text:p>
      <text:p text:style-name="Preformatted_20_Text"><text:s text:c="4"/></text:p>
      <text:p text:style-name="Preformatted_20_Text">(suivi du GUID demandé pour la ligne "<text:span text:style-name="T7">name=</text:span>" dans freelan.cfg, rentrez dans les détails de la clé "<text:span text:style-name="T7">Connection</text:span>" si vous voulez voir le nom usuel de cette connexion. Ex: "Connexion au réseau local")</text:p>
      <text:p text:style-name="P23"/>
      <text:p text:style-name="Preformatted_20_Text">6) <text:span text:style-name="T26">Optionnel</text:span>, Configurer le comportement de FreeLAN avec les nouveaux contacts.</text:p>
      <text:p text:style-name="Preformatted_20_Text"/>
      <text:p text:style-name="P2"><text:tab/># Whether to accept contact requests.</text:p>
      <text:p text:style-name="P2"><text:tab/>#</text:p>
      <text:p text:style-name="P2"><text:tab/># If set to yes, freelan will answer to contact requests sent by other hosts.</text:p>
      <text:p text:style-name="P2"><text:tab/>#</text:p>
      <text:p text:style-name="P2"><text:tab/># It is recommended that this option is set to enhance connectivity.</text:p>
      <text:p text:style-name="P2"><text:tab/>#</text:p>
      <text:p text:style-name="P2"><text:tab/># Possible values: yes, no</text:p>
      <text:p text:style-name="P2"><text:tab/>#</text:p>
      <text:p text:style-name="P2"><text:tab/># Default: yes</text:p>
      <text:p text:style-name="P2"><text:tab/>#accept_contact_requests=yes</text:p>
      <text:p text:style-name="P2"><text:tab/></text:p>
      <text:p text:style-name="P2"><text:tab/># Whether to accept contacts.</text:p>
      <text:p text:style-name="P2"><text:tab/>#</text:p>
      <text:p text:style-name="P2"><text:tab/># If set to yes, freelan will accept contacts sent by other hosts and will try</text:p>
      <text:p text:style-name="P2"><text:tab/># to establish a session with those contacts, just as if there was a "contact="</text:p>
      <text:p text:style-name="P2"><text:tab/># option for them.</text:p>
      <text:p text:style-name="P2"><text:tab/>#</text:p>
      <text:p text:style-name="P2"><text:tab/># It is recommended that this option is set to enhance connectivity.</text:p>
      <text:p text:style-name="P2"><text:tab/>#</text:p>
      <text:p text:style-name="P2"><text:tab/># To control which hosts are contacted automatically, see the "never_contact"</text:p>
      <text:p text:style-name="P2"><text:soft-page-break/><text:tab/># option.</text:p>
      <text:p text:style-name="P2"><text:tab/>#</text:p>
      <text:p text:style-name="P2"><text:tab/># Possible values: yes, no</text:p>
      <text:p text:style-name="P2"><text:tab/>#</text:p>
      <text:p text:style-name="P2"><text:tab/># Default: yes</text:p>
      <text:p text:style-name="P2"><text:tab/>#accept_contacts=yes</text:p>
      <text:p text:style-name="P2"><text:tab/></text:p>
      <text:p text:style-name="P2"><text:tab/># Specify certificates for which a dynamic host search must be performed.</text:p>
      <text:p text:style-name="P2"><text:tab/>#</text:p>
      <text:p text:style-name="P2"><text:tab/># The freelan daemon will periodically send a contact request to his neighbors</text:p>
      <text:p text:style-name="P2"><text:tab/># for each of these certificates.</text:p>
      <text:p text:style-name="P2"><text:tab/>#</text:p>
      <text:p text:style-name="P2"><text:tab/># Note: this option can only be used with certificate-based authentication. If</text:p>
      <text:p text:style-name="P2"><text:tab/># you are using a passphrase there is no way of identifying the peers since</text:p>
      <text:p text:style-name="P2"><text:tab/># they all share the same secret passhrase. There is no way of implementing the</text:p>
      <text:p text:style-name="P2"><text:tab/># feature: please don't ask, it just isn't possible.</text:p>
      <text:p text:style-name="P2"><text:tab/>#</text:p>
      <text:p text:style-name="P2"><text:tab/># This option is only useful if "accept_contacts" is set.</text:p>
      <text:p text:style-name="P2"><text:tab/>#</text:p>
      <text:p text:style-name="P2"><text:tab/># You may repeat the dynamic_contact option to add several dynamic hosts.</text:p>
      <text:p text:style-name="P2"><text:tab/>#</text:p>
      <text:p text:style-name="P2"><text:tab/># Default: &lt;none&gt;</text:p>
      <text:p text:style-name="P2"><text:tab/>#dynamic_contact_file=</text:p>
      <text:p text:style-name="P2"><text:tab/></text:p>
      <text:p text:style-name="P2"><text:tab/># Specify IP networks that should never be automatically contacted.</text:p>
      <text:p text:style-name="P2"><text:tab/>#</text:p>
      <text:p text:style-name="P2"><text:tab/># If the freelan deamon receives a contact which belongs to one of the</text:p>
      <text:p text:style-name="P2"><text:tab/># specified "never_contact" networks, it will not try to establish a session</text:p>
      <text:p text:style-name="P2"><text:tab/># with it.</text:p>
      <text:p text:style-name="P2"><text:tab/>#</text:p>
      <text:p text:style-name="P2"><text:tab/># You may repeat the never_contact option to add several IP networks.</text:p>
      <text:p text:style-name="P2"><text:tab/>#</text:p>
      <text:p text:style-name="P2"><text:tab/># Default: &lt;none&gt;</text:p>
      <text:p text:style-name="P2"><text:tab/>#never_contact=9.0.0.0/24</text:p>
      <text:p text:style-name="P2"><text:tab/>#never_contact=2aa1::1/8</text:p>
      <text:p text:style-name="P2"><text:tab/>#never_contact=1.2.3.4</text:p>
      <text:p text:style-name="Preformatted_20_Text"/>
      <text:p text:style-name="Preformatted_20_Text">Cette section permet d'ajuster le comportement de FreeLAN avec les contacts inconnus :</text:p>
      <text:p text:style-name="Preformatted_20_Text"><text:span text:style-name="T8">accept_contact_requests</text:span> permet d'accepter les requêtes de contact des autres machines. (ajout temporaire non sauvegardé dans freelan.cfg)</text:p>
      <text:p text:style-name="Preformatted_20_Text"><text:span text:style-name="T8">accept_contacts</text:span> permet d'ajouter les contacts envoyés par d'autres machines et de les contacter (amis d'amis, ajout temporaire non sauvegardé dans freelan.cfg).</text:p>
      <text:p text:style-name="Preformatted_20_Text"><text:span text:style-name="T8">dynamic_contact_file</text:span> permet de préciser les certificats devant être vérifiés régulièrement, dans le cas de machines disposant d'une adresse IP dynamique.</text:p>
      <text:p text:style-name="Preformatted_20_Text">(par exemple, suite à un reboot du modem ADSL, avec changement d'IP, cela permet de s'assurer que la connexion reste sécurisée)</text:p>
      <text:p text:style-name="Preformatted_20_Text"><text:span text:style-name="T8">never_contact</text:span> permet de définir des adresses ou parties de réseau à ne jamais contacter automatiquement. (ceci peut être combiné avec des règles de pare-feu, et fonctionne aussi bien en interne à FreeLAN qu'avec les adresses externes)</text:p>
      <text:p text:style-name="Preformatted_20_Text"><text:s/></text:p>
      <text:p text:style-name="Preformatted_20_Text">------------------------------------------------------------------------</text:p>
      <text:p text:style-name="Preformatted_20_Text"><text:span text:style-name="T14">Après toute modification du cfg, Coupez et relancez le service FreeLAN</text:span> :</text:p>
      <text:p text:style-name="Preformatted_20_Text">------------------------------------------------------------------------</text:p>
      <text:p text:style-name="Preformatted_20_Text"/>
      <text:p text:style-name="Preformatted_20_Text">Lancez "<text:span text:style-name="T1">services.msc</text:span>", et cliquez sur la ligne "<text:span text:style-name="T7">FreeLAN Service</text:span>",</text:p>
      <text:p text:style-name="Preformatted_20_Text">puis démarrer/redémarrer/arrêter le service selon vos besoins.</text:p>
      <text:p text:style-name="Preformatted_20_Text">(Vous pouvez aussi modifier son comportement par défaut en</text:p>
      <text:p text:style-name="Preformatted_20_Text">faisant clic-droit, Propriétés sur la ligne "<text:span text:style-name="T7">FreeLAN Service</text:span>",</text:p>
      <text:p text:style-name="Preformatted_20_Text">et le garder désactivé lorsque vous ne vous en servez pas.</text:p>
      <text:p text:style-name="Preformatted_20_Text"><text:span text:style-name="T12">En Cas d'erreur au lancement de FreeLAN</text:span> :</text:p>
      <text:p text:style-name="Preformatted_20_Text"><text:soft-page-break/>dans <text:span text:style-name="T20">"</text:span>services.msc<text:span text:style-name="T20">","FreeLAN service", clic droit, propriétés, Onglet "</text:span>Dépendances<text:span text:style-name="T20">"</text:span> de FreeLAN:</text:p>
      <text:p text:style-name="Preformatted_20_Text">|-Client DHCP</text:p>
      <text:p text:style-name="Preformatted_20_Text">|<text:tab/>|-Ancillary Function Driver for winsock </text:p>
      <text:p text:style-name="Preformatted_20_Text">|<text:tab/>|<text:tab/>(ou "Environnement de prise en charge réseau AFD",</text:p>
      <text:p text:style-name="Preformatted_20_Text">|<text:tab/>|<text:tab/> <text:s/>en anglais "AFD Networking Support Environment" )</text:p>
      <text:p text:style-name="Preformatted_20_Text">|<text:tab/>|</text:p>
      <text:p text:style-name="Preformatted_20_Text">|<text:tab/>|-Pilote de prise en charge TDI héritée NetIO</text:p>
      <text:p text:style-name="Preformatted_20_Text">|<text:tab/>|<text:tab/>|-Pilote du protocole TCP/IP</text:p>
      <text:p text:style-name="Preformatted_20_Text">|<text:tab/>|</text:p>
      <text:p text:style-name="Preformatted_20_Text">|<text:tab/>|-Service Interface du magasin réseau</text:p>
      <text:p text:style-name="Preformatted_20_Text">|<text:tab/><text:tab/>|-NSI proxy service driver</text:p>
      <text:p text:style-name="Preformatted_20_Text">|</text:p>
      <text:p text:style-name="Preformatted_20_Text">|-TAP-Windows Adapter v9</text:p>
      <text:p text:style-name="Preformatted_20_Text"/>
      <text:p text:style-name="Preformatted_20_Text">-"<text:span text:style-name="T1">devmgmt.msc</text:span>" pour en voir certains, afficher les périphériques cachés, pilotes non plug-and-play.</text:p>
      <text:p text:style-name="Preformatted_20_Text"/>
      <text:p text:style-name="Preformatted_20_Text">Vous devriez pouvoir constater la présence ou l'absence des services et pilotes concernés à l'aide des icônes d'état en début de ligne.</text:p>
      <text:p text:style-name="Preformatted_20_Text"/>
      <text:p text:style-name="Preformatted_20_Text">-observateur d'événements (dans le menu démarrer):</text:p>
      <text:p text:style-name="Preformatted_20_Text">Créer une vue personnalisée, "cette dernière heure", cochez toutes les cases, "journal système", ce qui devrait être assez rapide et vous indiquer que le "service control manager" vient de voir une erreur quand vous avez tenté de démarrer le service FreeLAN. </text:p>
      <text:p text:style-name="Preformatted_20_Text"/>
      <text:p text:style-name="Preformatted_20_Text">S'il indique une erreur de type "Fonction incorrecte" lorsque le service FreeLAN refuse de démarrer, il faut rajouter le paramètre -d au service freelan (pour le debugmode) : </text:p>
      <text:p text:style-name="Preformatted_20_Text">SOIT dans les paramètres de démarrage du services (dans services.msc, Freelan Service, Clic droit, propriétés)</text:p>
      <text:p text:style-name="Preformatted_20_Text">SOIT dans regedit : <text:span text:style-name="T7">HKLM\SYSTEM\CurrentControlSet\services\FreeLAN service</text:span> ,</text:p>
      <text:p text:style-name="Preformatted_20_Text">Dans la valeur de <text:span text:style-name="T7">ImagePath</text:span>, comme précédemment suite à l'installation, APRÈS les doubles quotes : <text:span text:style-name="T7">"C:\Program Files\FreeLAN\bin\freelan.exe" -d</text:span></text:p>
      <text:p text:style-name="Preformatted_20_Text">(les paramètres de lancement dans le panneau de propriétés sont plus accessibles aux néophytes)</text:p>
      <text:p text:style-name="Preformatted_20_Text">Ce mode débug va écrire un log dans le sous-répertoire "logs" du dossier de FreeLAN, lisible avec notepad, qui indiquera où se situe le problème</text:p>
      <text:p text:style-name="Preformatted_20_Text">(erreur dans la config ? accès interdit à un fichier ? Etc...) et vous permettre de le résoudre.</text:p>
      <text:p text:style-name="Preformatted_20_Text"/>
      <text:p text:style-name="Preformatted_20_Text">================================================================================</text:p>
      <text:p text:style-name="Preformatted_20_Text">Lorsque vous (re)lancez FreeLAN sous Windows, la "carte réseau" virtuelle</text:p>
      <text:p text:style-name="Preformatted_20_Text">(tap adapter v9) <text:span text:style-name="T12">peut</text:span> se comporter comme si vous l'aviez mis en paramètres manuels, <text:span text:style-name="T13">à chaque redémarrage du service</text:span>. C'est un problème connu.</text:p>
      <text:p text:style-name="Preformatted_20_Text">Pour que la connexion fonctionne, il faut la remettre en mode automatique (dhcp) pour permettre à FreeLAN (le service) de lui assigner une adresse IPv4 et un masque de sous-réseau provenant de <text:span text:style-name="T7">freelan.cfg</text:span>.</text:p>
      <text:p text:style-name="Preformatted_20_Text"/>
      <text:p text:style-name="Preformatted_20_Text">(Icône réseau dans la barre des taches, Centre réseau et partage, modifier les paramètres de la carte (bandeau à gauche), clic droit sur le TAP-Windows Adapter v9, propriétés, Protocole internet version 4, propriétés, </text:p>
      <text:p text:style-name="Preformatted_20_Text">cochez "obtenir une adresse ip automatiquement","ok", "ok".</text:p>
      <text:p text:style-name="Preformatted_20_Text"/>
      <text:p text:style-name="Preformatted_20_Text">Vous pouvez également spécifier la bonne adresse IP et masque de sous-réseau dans ce même panneau, en mode manuel (ainsi que la passerelle, mais nous y reviendrons plus loin).</text:p>
      <text:p text:style-name="Preformatted_20_Text"/>
      <text:p text:style-name="Preformatted_20_Text">Vous pouvez aussi RENOMMER cette connexion pour la retrouver plus facilement par la suite (par exemple "TAP-FreeLAN" au lieu de "Connexion au réseau local <text:span text:style-name="T8">X</text:span>")</text:p>
      <text:p text:style-name="Preformatted_20_Text"/>
      <text:p text:style-name="Preformatted_20_Text"><text:span text:style-name="T14">Rappel</text:span> : FreeLAN ne fait qu'émuler un réseau local physique</text:p>
      <text:p text:style-name="Preformatted_20_Text"><text:soft-page-break/>(c'est à dire le câble réseau et la carte réseau).</text:p>
      <text:p text:style-name="Preformatted_20_Text">Il ne fait rien de particulier concernant les droits d'accès ou </text:p>
      <text:p text:style-name="Preformatted_20_Text">de partage de fichiers.</text:p>
      <text:p text:style-name="Preformatted_20_Text"/>
      <text:p text:style-name="Preformatted_20_Text">Il faut donc prévoir un ou plusieurs utilisateurs sur votre</text:p>
      <text:p text:style-name="Preformatted_20_Text">machine, selon vos préférences, et gérer correctement les </text:p>
      <text:p text:style-name="Preformatted_20_Text">dossiers partagés par Windows.</text:p>
      <text:p text:style-name="Preformatted_20_Text"/>
      <text:p text:style-name="Preformatted_20_Text">Dans le <text:span text:style-name="T7">centre réseau et partage</text:span>, "<text:span text:style-name="T7">modifier les paramètres de partage avancés</text:span>" :</text:p>
      <text:p text:style-name="Preformatted_20_Text">Vous avez le choix pour 2 types de réseaux :</text:p>
      <text:p text:style-name="Preformatted_20_Text">-résidentiel ou professionnel</text:p>
      <text:p text:style-name="Preformatted_20_Text">-public</text:p>
      <text:p text:style-name="Preformatted_20_Text">ces 2 sections ont des options quasi identiques, et il faut</text:p>
      <text:p text:style-name="Preformatted_20_Text">sélectionner ce qui vous convient le mieux dans chacun des cas.</text:p>
      <text:p text:style-name="Preformatted_20_Text">ex : </text:p>
      <text:p text:style-name="Preformatted_20_Text">-résidentiel/professionnel : activer la découverte de réseau, activer le partage...</text:p>
      <text:p text:style-name="Preformatted_20_Text">désactiver le partage des dossiers publics, utiliser le </text:p>
      <text:p text:style-name="Preformatted_20_Text">chiffrement 128 bits, activer le partage par mot de passe,</text:p>
      <text:p text:style-name="Preformatted_20_Text">utiliser les comptes d'utilisateurs et mots de passe...</text:p>
      <text:p text:style-name="Preformatted_20_Text">(les groupes résidentiels peuvent être une vraie plaie pour les</text:p>
      <text:p text:style-name="Preformatted_20_Text">utilisateurs et la sécurité...)</text:p>
      <text:p text:style-name="Preformatted_20_Text"/>
      <text:p text:style-name="Preformatted_20_Text">-public : désactiver la découverte du réseau<text:span text:style-name="T14">*</text:span>, désactiver le</text:p>
      <text:p text:style-name="Preformatted_20_Text">partage<text:span text:style-name="T14">*</text:span>, désactiver les dossiers publics, chiffrement 128bits,</text:p>
      <text:p text:style-name="Preformatted_20_Text">activer le partage protégé par mot de passe.</text:p>
      <text:p text:style-name="Preformatted_20_Text"/>
      <text:p text:style-name="Preformatted_20_Text">(<text:span text:style-name="T14">*</text:span>: Éventuellement à modifier temporairement en cas de difficulté</text:p>
      <text:p text:style-name="Preformatted_20_Text">à voir d'autres personnes sur FreeLAN)</text:p>
      <text:p text:style-name="Preformatted_20_Text"/>
      <text:p text:style-name="Preformatted_20_Text">Le type de réseau pour cette connexion risque d'être considéré</text:p>
      <text:p text:style-name="Preformatted_20_Text">comme "public" tant qu'il est "non-identifié" (et l'état</text:p>
      <text:p text:style-name="Preformatted_20_Text">"non-identifié" peut interdire de renommer ou de changer le type normalement, c'est à dire en cliquant sur le type dans le centre réseau et partage pour le modifier)</text:p>
      <text:p text:style-name="Preformatted_20_Text"/>
      <text:p text:style-name="Preformatted_20_Text">Pour éventuellement contrer ce problème, <text:span text:style-name="T1">secpol.msc </text:span>ou <text:span text:style-name="T1">gpedit.msc</text:span> peuvent être utilisés pour accéder à un panneau de réglage :</text:p>
      <text:p text:style-name="Preformatted_20_Text">-via secpol.msc :</text:p>
      <text:p text:style-name="Preformatted_20_Text">dans <text:span text:style-name="T7">Paramètres de sécurité,</text:span> <text:span text:style-name="T7">Stratégies du gestionnaire de listes de réseaux.</text:span></text:p>
      <text:p text:style-name="Preformatted_20_Text">ou</text:p>
      <text:p text:style-name="Preformatted_20_Text">-via gpedit.msc :</text:p>
      <text:p text:style-name="Preformatted_20_Text">dans <text:span text:style-name="T7">Stratégie Ordinateur local, Configuration ordinateur, Paramètres Windows, Paramètres de sécurité, Stratégies du gestionnaire de listes de réseaux.</text:span></text:p>
      <text:p text:style-name="Preformatted_20_Text"/>
      <text:p text:style-name="Preformatted_20_Text">D'une manière ou de l'autre, vous arriverez sur un panneau vous proposant vos réseaux identifiés (ex :"réseau" ou "réseau local"), ainsi que les paramètres pour les "<text:span text:style-name="T7">réseaux non identifiés</text:span>", "<text:span text:style-name="T7">l'identification des réseaux</text:span>", et "<text:span text:style-name="T7">tous les réseaux</text:span>".</text:p>
      <text:p text:style-name="Preformatted_20_Text">Dans "<text:span text:style-name="T7">réseaux non identifiés</text:span>" vous pourrez, si nécessaire, changer la manière dont Windows réagit aux réseaux non identifiés automatiquement. Un reboot est nécessaire pour prendre en compte cette modification.</text:p>
      <text:p text:style-name="Preformatted_20_Text">Par exemple, le mettre en "privé" le temps de régler celui-ci (ce qui signifie également que tous les nouveaux réseaux non-identifiés auxquels vous vous connecterez seront considérés comme sûrs, sans l'être forcement, facilitant la vie à un hacker ou un trojan/virus), ou en "public" et donner les droits aux réseaux de type public dans "<text:span text:style-name="T7">centre réseau et partage</text:span>", "<text:span text:style-name="T7">modifier les paramètres de partage avancés</text:span>" (ce qui peut être changé à la volée lors de votre 1er test).</text:p>
      <text:p text:style-name="Preformatted_20_Text"/>
      <text:p text:style-name="Preformatted_20_Text">De plus, dans les réseaux Microsoft, il peut vous être demandé d'avoir le même groupe de travail (le défaut étant "WORKGROUP") pour que les ordinateurs se considèrent comme voisins. Vous pouvez le vérifier ou le modifier dans le panneau <text:span text:style-name="T7">système</text:span>, comme pour vérifier si votre système est 32 ou 64 bits.</text:p>
      <text:p text:style-name="Preformatted_20_Text"><text:span text:style-name="T14">Pour tester, c'est bien, mais comment faire ensuite ?</text:span></text:p>
      <text:p text:style-name="P6"><text:soft-page-break/></text:p>
      <text:p text:style-name="P6"><text:span text:style-name="T19">Sous Windows 10:</text:span><text:span text:style-name="T24"> Une commande permet de choisir le type d'un réseau, mais il vous faut pour cela connaître le numéro d'index du TAP-Windows Adapter V9 dans la liste des composants réseaux. Cette valeur peut varier </text:span><text:span text:style-name="T18">à chaque reboot</text:span><text:span text:style-name="T24">.</text:span></text:p>
      <text:p text:style-name="P6"><text:span text:style-name="T24">Dans </text:span><text:span text:style-name="T9">PowerShell</text:span><text:span text:style-name="T24">, lancé en mode Administrateur : </text:span></text:p>
      <text:p text:style-name="P9"/>
      <text:p text:style-name="P6"><text:span text:style-name="T24">PS &gt; </text:span><text:span text:style-name="T2">Get-wmiobject win32_networkadapter | select netconnectionid, name, InterfaceIndex, netconnectionstatus</text:span></text:p>
      <text:p text:style-name="Preformatted_20_Text"/>
      <text:p text:style-name="Preformatted_20_Text">Cette commande vous affichera plusieurs lignes, affichant le nom de la connexion (par exemple "TAP-FreeLAN"), le nom de l'interface (TAP-Windows Adapter v9), son numéro d'index, et son numéro de statut actuel.</text:p>
      <text:p text:style-name="Preformatted_20_Text">Celui qui nous intéresse est le numéro d'index, qui remplacera <text:span text:style-name="T3">X </text:span>dans la commande suivante, avec FreeLAN lancé si vous voulez constater le résultat :</text:p>
      <text:p text:style-name="Preformatted_20_Text"/>
      <text:p text:style-name="Preformatted_20_Text">PS &gt; <text:span text:style-name="T4">Set-NetConnectionProfile -InterfaceIndex </text:span><text:span text:style-name="T3">X</text:span><text:span text:style-name="T4"> -NetworkCategory Private</text:span></text:p>
      <text:p text:style-name="Preformatted_20_Text"/>
      <text:p text:style-name="Preformatted_20_Text">Le réseau utilisant cette interface (donc FreeLAN) devrait être considéré comme privé et répondre aux règles de pare-feu comme un réseau privé.</text:p>
      <text:p text:style-name="Preformatted_20_Text"><text:span text:style-name="T13">Sous Windows 7:</text:span> La seconde commande(<text:span text:style-name="T1">Set-NetConnectionProfile) </text:span>n'est pas disponible, et le type de réseau ne peut être changé sur un réseau "non-identifié".</text:p>
      <text:p text:style-name="Preformatted_20_Text"/>
      <text:p text:style-name="Preformatted_20_Text">Microsoft a eu la brillante idée de lier l'identification d'un réseau à l'adresse IP de la passerelle (très généralement : votre box ou votre routeur),</text:p>
      <text:p text:style-name="Preformatted_20_Text">causant au passage moult problèmes pour les réseaux locaux non-connectés à internet (tels que des réseaux de laboratoires ou d'usines, ou même des LAN-Party dans les garages ou greniers...) ou pour les VPN tel que dans le cas présent. Il faut donc préciser une adresse de passerelle qui soit valide au moment du changement (par exemple, l'une des personnes à qui vous vous connectez grâce à FreeLAN, dans la même gamme d'adresse, c'est à dire 9.0.0.X)</text:p>
      <text:p text:style-name="Preformatted_20_Text"/>
      <text:p text:style-name="Preformatted_20_Text">Si tout se passe bien, le réseau non-identifié devrait disparaître du "<text:span text:style-name="T7">centre réseau et partage</text:span>" et réapparaître avec un nom générique ("réseau X") sur la connexion "TAP-FreeLAN" (si vous l'avez renommée plus tôt), et devrait vous permettre de changer le type en cliquant sur le texte en bleu sous le nom du réseau ("réseau public"). Choisissez alors le type "réseau domestique" ou "réseau de bureau", ce dernier ne permettant pas le partage par groupe résidentiel. </text:p>
      <text:p text:style-name="Preformatted_20_Text"/>
      <text:p text:style-name="Preformatted_20_Text">En choisissant "réseau domestique", vous pourrez aussi accéder aux paramètres de partage par groupe résidentiel, qui sont "plus simples, mais moins complets", ou cliquez sur annuler ou sur la croix pour ne pas vous en servir.</text:p>
      <text:p text:style-name="Preformatted_20_Text">Recommandation perso : utilisez les fonctions de partage classiques, avec les droits en fonction des utilisateurs, cela vous évitera de devoir expliquer à votre famille pourquoi votre grand-mère a fait une attaque en voyant vos vidéos de "Jump Scare" de Resident Evil alors qu'elle cherchait les photos des dernières vacances.</text:p>
      <text:p text:style-name="Preformatted_20_Text">En cliquant sur l’icône (maison/bureau/banc) vous pourrez également renommer ce réseau (par exemple "Réseau FreeLAN").</text:p>
      <text:p text:style-name="Preformatted_20_Text"/>
      <text:p text:style-name="Preformatted_20_Text"><text:span text:style-name="T14">À noter :</text:span> </text:p>
      <text:p text:style-name="Preformatted_20_Text"/>
      <text:p text:style-name="Preformatted_20_Text">-lors du changement de type de réseau de public à privé, les paramètres d'adresse IP/masque de sous-réseau seront perdus la 1ère fois, et les paramètres TCP/ipv4 indiqueront probablement des champs vides, et les détails indiqueront une adresse par défaut du type 169.xx.xx.xx . Le système vient en quelque sorte de créer un nouveau profil pour ce réseau, identifié par cette passerelle.</text:p>
      <text:p text:style-name="Preformatted_20_Text">Il vous suffit de re-préciser les bonnes valeurs et de fermer les panneaux.</text:p>
      <text:p text:style-name="Preformatted_20_Text"/>
      <text:p text:style-name="Preformatted_20_Text">-Lors de vos connexions suivantes, l'absence de passerelle déclarée peut temporairement mettre le réseau en mode "non-identifié" et ainsi bloquer la connexion FreeLAN, entre autres, à cause des droits "publics" ne permettant pas <text:soft-page-break/>le "partage de fichier et d'imprimantes Microsoft". Il vous suffit de re-préciser la passerelle, pour que le profil soit rappelé et le réseau reconnu avec son nom personnalisé et ses droits "privés".</text:p>
      <text:p text:style-name="Preformatted_20_Text"/>
      <text:p text:style-name="Preformatted_20_Text">Vous pouvez le faire à la main, ou sous cmd (en mode administrateur) :</text:p>
      <text:p text:style-name="Preformatted_20_Text">la commande <text:span text:style-name="T14">doit</text:span> inclure tous les paramètres requis :</text:p>
      <text:p text:style-name="Preformatted_20_Text"/>
      <text:p text:style-name="Preformatted_20_Text">&gt; <text:span text:style-name="T1">netsh interface ipv4 set address name="nom_de_la_connexion" source=static address=9.0.0.x mask=255.255.255.0 gateway=9.0.0.xx</text:span></text:p>
      <text:p text:style-name="Preformatted_20_Text"/>
      <text:p text:style-name="Preformatted_20_Text">en version complète, avec le nom de la connexion, si l'autre personne est en 9.0.0.2 et vous en 9.0.0.1, avec le masque 255.255.255.0 :</text:p>
      <text:p text:style-name="Preformatted_20_Text"/>
      <text:p text:style-name="Preformatted_20_Text">&gt; <text:span text:style-name="T1">netsh interface ipv4 set address name="TAP-FreeLAN" source=static address=9.0.0.1 mask=255.255.255.0 gateway=9.0.0.2</text:span></text:p>
      <text:p text:style-name="Preformatted_20_Text"/>
      <text:p text:style-name="Preformatted_20_Text">Vous pouvez même en faire un .bat pour ne pas avoir à vous souvenir de la commande, et l'éditer avec le bloc-note si jamais vous changez d'adresse de passerelle. N'oubliez pas de le lancer en mode administrateur.</text:p>
      <text:p text:style-name="Preformatted_20_Text"/>
      <text:p text:style-name="P6">Dans TOUS LES CAS :</text:p>
      <text:p text:style-name="P6"/>
      <text:p text:style-name="Preformatted_20_Text"><text:span text:style-name="T12">N'oubliez pas</text:span> de retirer les droits des réseaux <text:span text:style-name="T13">publics</text:span> dans le <text:span text:style-name="T7">centre réseau et partage</text:span>, "<text:span text:style-name="T7">modifier les paramètres de partage avancés</text:span>" si vous les avez ajoutés précédemment. Vous ne voudriez pas laisser des accès visibles à des réseaux non sécurisés comme les wi-fi de cafés, hôtels, etc.</text:p>
      <text:p text:style-name="Preformatted_20_Text"/>
      <text:p text:style-name="Preformatted_20_Text">================== <text:span text:style-name="T14">CRÉATION D'UTILISATEUR(S)</text:span> =====================</text:p>
      <text:p text:style-name="Preformatted_20_Text"/>
      <text:p text:style-name="Preformatted_20_Text">Menu démarrer, cliquez sur : Panneau de configuration, Compte d'utilisateurs, </text:p>
      <text:p text:style-name="Preformatted_20_Text">gérer un autre compte, créer un nouveau compte : </text:p>
      <text:p text:style-name="Preformatted_20_Text">-choisissez un nom pour le compte,</text:p>
      <text:p text:style-name="Preformatted_20_Text">-utilisateur standard</text:p>
      <text:p text:style-name="Preformatted_20_Text">bouton "Créer un compte"</text:p>
      <text:p text:style-name="Preformatted_20_Text">Réglez ensuite le mot de passe du compte, l'autre personne en </text:p>
      <text:p text:style-name="Preformatted_20_Text">aura besoin.</text:p>
      <text:p text:style-name="Preformatted_20_Text"/>
      <text:p text:style-name="Preformatted_20_Text">(Vous pouvez, si vous le désirez, configurer l'image de login, mais</text:p>
      <text:p text:style-name="Preformatted_20_Text">si vous utilisez la méthode ci-dessous, vous ne verrez plus ce</text:p>
      <text:p text:style-name="Preformatted_20_Text">compte utilisateur dans la liste de toute manière.)</text:p>
      <text:p text:style-name="Preformatted_20_Text"/>
      <text:p text:style-name="Preformatted_20_Text">====================== <text:span text:style-name="T14">Sécuriser les comptes</text:span> ========================</text:p>
      <text:p text:style-name="Preformatted_20_Text"/>
      <text:p text:style-name="Preformatted_20_Text">Pour empêcher que l'un de ces compte ne puisse un jour servir à </text:p>
      <text:p text:style-name="Preformatted_20_Text">se logger sur votre machine à des fins mal intentionnées,</text:p>
      <text:p text:style-name="Preformatted_20_Text">il y a quelques petites modifications à faire :</text:p>
      <text:p text:style-name="Preformatted_20_Text">Panneau de configuration,</text:p>
      <text:p text:style-name="Preformatted_20_Text">Outils d'administration, Stratégie de sécurité locale</text:p>
      <text:p text:style-name="Preformatted_20_Text">(ou démarrer, secpol.msc)</text:p>
      <text:p text:style-name="Preformatted_20_Text">Stratégies locales,</text:p>
      <text:p text:style-name="Preformatted_20_Text"><text:tab/>Attribution de droits utilisateur :</text:p>
      <text:p text:style-name="Preformatted_20_Text">Dans ce panneau, vous verrez divers droits pouvant être accordés</text:p>
      <text:p text:style-name="Preformatted_20_Text">ou refusés (le refus prime sur l'accord) à des utilisateurs ou </text:p>
      <text:p text:style-name="Preformatted_20_Text">groupes d'utilisateurs.</text:p>
      <text:p text:style-name="Preformatted_20_Text"/>
      <text:p text:style-name="Preformatted_20_Text">Ceux qui nous intéressent particulièrement sont :</text:p>
      <text:p text:style-name="Preformatted_20_Text">-Interdire l'ouverture d'une session locale</text:p>
      <text:p text:style-name="Preformatted_20_Text">-Interdire l'ouverture de session par les services bureau à distance</text:p>
      <text:p text:style-name="Preformatted_20_Text"/>
      <text:p text:style-name="Preformatted_20_Text">DANS LES 2 CAS, double-clic, ajouter un utilisateur ou un groupe,</text:p>
      <text:p text:style-name="Preformatted_20_Text">tapez le(s) nom(s) des comptes concernés et "vérifier les noms", OK.</text:p>
      <text:p text:style-name="Preformatted_20_Text"/>
      <text:p text:style-name="Preformatted_20_Text"><text:soft-page-break/>2 autres paramètres pouvant vous intéresser :</text:p>
      <text:p text:style-name="Preformatted_20_Text">-Interdire l'ouverture de session en tant que service</text:p>
      <text:p text:style-name="Preformatted_20_Text">-Interdire l'ouverture de session en tant que tâche</text:p>
      <text:p text:style-name="Preformatted_20_Text"/>
      <text:p text:style-name="Preformatted_20_Text">============= <text:span text:style-name="T14">Cacher les utilisateurs supplémentaires</text:span> ===============</text:p>
      <text:p text:style-name="Preformatted_20_Text"/>
      <text:p text:style-name="Preformatted_20_Text">Pour ne pas avoir 36 comptes différents affichés au moment du login,</text:p>
      <text:p text:style-name="Preformatted_20_Text">vous pouvez ajouter ces comptes à une catégorie spéciale,</text:p>
      <text:p text:style-name="Preformatted_20_Text">(qui n'empêche pas en soi de les utiliser, d'où l'étape précédente)</text:p>
      <text:p text:style-name="Preformatted_20_Text">ou alors décider qu'au login, il faudra entrer le nom et le passe,</text:p>
      <text:p text:style-name="Preformatted_20_Text">sans autres indications.</text:p>
      <text:p text:style-name="Preformatted_20_Text"/>
      <text:p text:style-name="Preformatted_20_Text">les différentes méthodes sont décrites ici :</text:p>
      <text:p text:style-name="P2"><text:a xlink:type="simple" xlink:href="https://www.raymond.cc/blog/hide-user-accounts-from-the-windows-xp-welcome-screen/">https://www.raymond.cc/blog/hide-user-accounts-from-the-windows-xp-welcome-screen/</text:a> </text:p>
      <text:p text:style-name="Preformatted_20_Text"/>
      <text:p text:style-name="Preformatted_20_Text">Pour faire simple, et masquer simplement le ou les comptes choisis :</text:p>
      <text:p text:style-name="Preformatted_20_Text"/>
      <text:p text:style-name="Preformatted_20_Text">Démarrer, regedit, naviguez jusqu'à :</text:p>
      <text:p text:style-name="P5">HKEY_LOCAL_MACHINE\SOFTWARE\Microsoft\Windows NT\CurrentVersion\Winlogon</text:p>
      <text:p text:style-name="Preformatted_20_Text">(si les clés ci-dessous existent déjà, servez-vous en directement)</text:p>
      <text:p text:style-name="Preformatted_20_Text">Cliquez sur <text:span text:style-name="T7">Winlogon</text:span>, clic droit, Nouvelle clé, que vous nommerez : </text:p>
      <text:p text:style-name="P5">SpecialAccounts</text:p>
      <text:p text:style-name="Preformatted_20_Text">puis, sur cette clé SpecialAccounts, clic droit, nouvelle clé, et nommez-la :</text:p>
      <text:p text:style-name="P5">UserList</text:p>
      <text:p text:style-name="Preformatted_20_Text">Vous êtes donc désormais dans :</text:p>
      <text:p text:style-name="P2">HKLM\SOFTWARE\Microsoft\Windows NT\CurrentVersion\Winlogon\SpecialAccounts\UserList</text:p>
      <text:p text:style-name="Preformatted_20_Text"/>
      <text:p text:style-name="Preformatted_20_Text">Ajoutez pour chaque compte concerné un nouveau DWord dans cette liste,</text:p>
      <text:p text:style-name="Preformatted_20_Text">dont le nom sera le nom du compte à masquer (sans le préfixe de la machine),</text:p>
      <text:p text:style-name="Preformatted_20_Text">à l'aide d'un clic droit dans le panneau de droite.</text:p>
      <text:p text:style-name="Preformatted_20_Text"/>
      <text:p text:style-name="Preformatted_20_Text">Attention, le compte ne sera plus "visible" dans le système, comme par exemple dans la gestion des utilisateurs, pour y changer l'image ou le mot de passe, mais il sera également invisible au système UAC (User Access Control) selon certains dires, D'OÙ la nécessité de leur bloquer les droits dans l'étape précédente.</text:p>
      <text:p text:style-name="Preformatted_20_Text"/>
      <text:p text:style-name="Preformatted_20_Text">============= <text:span text:style-name="T14">Problèmes de comptes / mot de passe</text:span> ===================</text:p>
      <text:p text:style-name="Preformatted_20_Text"/>
      <text:p text:style-name="Preformatted_20_Text">Lorsque vous utilisez des identifiants pour le partage sous Windows, </text:p>
      <text:p text:style-name="Preformatted_20_Text">Windows conserve (au moins pour la session actuelle) ces informations</text:p>
      <text:p text:style-name="Preformatted_20_Text">et ne vous les redemande plus par la suite, même si les droits de</text:p>
      <text:p text:style-name="Preformatted_20_Text">ce compte ont été modifiés entre-temps. Cela peut conduire à des </text:p>
      <text:p text:style-name="Preformatted_20_Text">situations où vous rentrez dans un dossier mais n'avez pas les droits</text:p>
      <text:p text:style-name="Preformatted_20_Text">nécessaires pour y voir ou accéder à quoi que ce soit, </text:p>
      <text:p text:style-name="Preformatted_20_Text">sans qu'il ne vous propose de re-rentrer vos identifiants.</text:p>
      <text:p text:style-name="Preformatted_20_Text"/>
      <text:p text:style-name="Preformatted_20_Text">Pour passer outre ce genre de problème, une petite commande utile dans cmd :</text:p>
      <text:p text:style-name="Preformatted_20_Text"><text:tab/><text:span text:style-name="T1">net use * /delete /yes</text:span></text:p>
      <text:p text:style-name="Preformatted_20_Text">Cela a pour effet de purger la liste des identifiants actuellement</text:p>
      <text:p text:style-name="Preformatted_20_Text">retenus par Windows dans les accès réseau et partage.</text:p>
      <text:p text:style-name="Preformatted_20_Text">Il faut toutefois laisser s'écouler le timeout de 30s~1min sans</text:p>
      <text:p text:style-name="Preformatted_20_Text">retoucher à cette liste.</text:p>
      <text:p text:style-name="Preformatted_20_Text">(donc sans tenter d'accéder à un dossier réseau pendant ce temps)</text:p>
      <text:p text:style-name="Preformatted_20_Text"/>
      <text:p text:style-name="Preformatted_20_Text">================== <text:span text:style-name="T14">Transfert de ports / UPnP</text:span> ========================</text:p>
      <text:p text:style-name="Preformatted_20_Text"/>
      <text:p text:style-name="Preformatted_20_Text">À partir de la version 2.2.0, FreeLAN supporte l'UPnP pour les</text:p>
      <text:p text:style-name="Preformatted_20_Text">transferts de ports automatiques. Il demande au système de demander</text:p>
      <text:p text:style-name="Preformatted_20_Text">à la box de lui accorder le port 12000 en UDP s'il est disponible.</text:p>
      <text:p text:style-name="Preformatted_20_Text"/>
      <text:p text:style-name="Preformatted_20_Text">Vous pouvez également configurer manuellement le port externe de</text:p>
      <text:p text:style-name="Preformatted_20_Text"><text:soft-page-break/>votre choix vers le port interne de FreeLAN sur votre machine,</text:p>
      <text:p text:style-name="Preformatted_20_Text">via la page "NAT/PAT" ou "transfert de ports" de votre box,</text:p>
      <text:p text:style-name="Preformatted_20_Text">ce qui permet de réserver le port (12000 ou autre) si vous êtes </text:p>
      <text:p text:style-name="Preformatted_20_Text">plusieurs à l'utiliser derrière une même box et ainsi éviter les</text:p>
      <text:p text:style-name="Preformatted_20_Text">conflits.</text:p>
      <text:p text:style-name="Preformatted_20_Text"/>
      <text:p text:style-name="Preformatted_20_Text">Note : Dans ce cas, c'est le port EXTERNE qu'il faut indiquer aux autres membres</text:p>
      <text:p text:style-name="Preformatted_20_Text">du réseau FreeLAN en plus de votre adresse ip/adresse DNS.</text:p>
      <text:p text:style-name="Preformatted_20_Text"/>
      <text:p text:style-name="Preformatted_20_Text">================= <text:span text:style-name="T14">Qui est actuellement connecté ?</text:span> ===================</text:p>
      <text:p text:style-name="Preformatted_20_Text"/>
      <text:p text:style-name="Preformatted_20_Text">Pour savoir qui est actuellement connecté sur votre machine, </text:p>
      <text:p text:style-name="Preformatted_20_Text">il y a plusieurs solutions : </text:p>
      <text:p text:style-name="P2"><text:a xlink:type="simple" xlink:href="https://www.gigxp.com/check-logged-in-users-in-windows-10/">https://www.gigxp.com/check-logged-in-users-in-windows-10/</text:a> </text:p>
      <text:p text:style-name="Preformatted_20_Text"/>
      <text:p text:style-name="Preformatted_20_Text">La méthode la plus simple consiste à regarder dans l'onglet "Utilisateurs" du gestionnaire des tâches, qui propose également un onglet "Mise en réseau" affichant les différentes connexions.</text:p>
      <text:p text:style-name="Preformatted_20_Text"/>
      <text:p text:style-name="Preformatted_20_Text">Pour cela :</text:p>
      <text:p text:style-name="Preformatted_20_Text">-Ctrl + Maj + Echap,</text:p>
      <text:p text:style-name="Preformatted_20_Text">ou</text:p>
      <text:p text:style-name="Preformatted_20_Text">-Ctrl + Alt + Supp, puis Gestionnaire des tâches</text:p>
      <text:p text:style-name="Preformatted_20_Text">ou</text:p>
      <text:p text:style-name="Preformatted_20_Text">-démarrer, "taskmgr.exe"</text:p>
      <text:p text:style-name="Preformatted_20_Text">ou</text:p>
      <text:p text:style-name="Preformatted_20_Text">-clic droit dans la barre des tâches, "Démarrer le gestionnaire des tâches"</text:p>
      <text:p text:style-name="Preformatted_20_Text">(et bien d'autres méthodes encore...)</text:p>
      <text:p text:style-name="Preformatted_20_Text">Vous pouvez aussi ouvrir une fenêtre de commande (cmd) et taper :</text:p>
      <text:p text:style-name="Preformatted_20_Text">&gt; <text:span text:style-name="T1">query user</text:span></text:p>
      <text:p text:style-name="Preformatted_20_Text"/>
      <text:p text:style-name="Preformatted_20_Text">pour avoir la liste des utilisateurs actuellement loggés.</text:p>
      <text:p text:style-name="Preformatted_20_Text"/>
      <text:p text:style-name="Preformatted_20_Text"/>
      <text:p text:style-name="Preformatted_20_Text">--------------------------------------------------------------------------------</text:p>
      <text:p text:style-name="P6">Récapitulatif explicatif des modifications du fichier ca.cnf :</text:p>
      <text:p text:style-name="Preformatted_20_Text">Si à l'ouverture avec notepad.exe vous ne voyez pas de "retour-ligne" </text:p>
      <text:p text:style-name="Preformatted_20_Text">(soit tout le texte à la queue-leu-leu), ouvrez le d'abord avec wordpad.exe pour prendre en compte les retour-lignes, faites CTRL+A pour tout sélectionner, CTRL + C pour copier, et faites un CTRL + V DANS notepad.exe pour coller le texte, et sauvez-le en mode "tous les fichiers *.*" sous le nom "ca.cnf" (pour le remplacer avec une version plus lisible) ou sous le nom de votre choix si vous faites une configuration personnalisée (par exemple "ca_famille", ou "ca_club_de_lecture" ...).</text:p>
      <text:p text:style-name="Preformatted_20_Text"/>
      <text:p text:style-name="Preformatted_20_Text">La section <text:span text:style-name="T7">[ CA_freelan ]</text:span> est la section par défaut,</text:p>
      <text:p text:style-name="Preformatted_20_Text">les différentes valeurs doivent se trouver sous la bonne section,</text:p>
      <text:p text:style-name="Preformatted_20_Text">tout ce qui se trouve APRÈS un dièse (#) est vu comme du commentaire,</text:p>
      <text:p text:style-name="Preformatted_20_Text">et certaines valeurs peuvent ne pas avoir d'effets en fonction du programme utilisé (comme par exemple "default_days" qui bien qu'indiquant 3650 jours, risque de se voir écourter à 30 jours par OpenSSL3 si aucun paramètre n'est fourni sur la ligne de commande pour la création du CA).</text:p>
      <text:p text:style-name="Preformatted_20_Text"/>
      <text:p text:style-name="Preformatted_20_Text"/>
      <text:p text:style-name="Preformatted_20_Text">Ci-dessous, une version traduite en Français des sections concernées :</text:p>
      <text:p text:style-name="Preformatted_20_Text"/>
      <text:p text:style-name="P2">[ CA_freelan ]</text:p>
      <text:p text:style-name="P2">dir = . <text:s/><text:tab/><text:tab/># le répertoire de base qui contient tout le reste</text:p>
      <text:p text:style-name="P2">#<text:tab/><text:tab/># (le point représente le répertoire où se trouve ce .cnf)</text:p>
      <text:p text:style-name="P2">#<text:tab/><text:tab/># Ci-dessous, la valeur "$dir" reprend cette valeur</text:p>
      <text:p text:style-name="P2"/>
      <text:p text:style-name="P2">certs = $dir/crt <text:s/><text:tab/><text:tab/># Où les certificats signés sont stockés</text:p>
      <text:p text:style-name="P2">crl_dir = $dir/crl <text:s/><text:tab/><text:tab/># Où les listes de révocation de certificats sont stockées</text:p>
      <text:p text:style-name="P2"><text:soft-page-break/>database = $dir/index.txt <text:tab/># Le fichier d'index de la base de donnée</text:p>
      <text:p text:style-name="P2">#unique_subject = no <text:s text:c="2"/><text:tab/># Regler cette valeur à "no" permet de créer plusieurs certificats</text:p>
      <text:p text:style-name="P2">#<text:tab/><text:tab/><text:tab/><text:tab/># avec le même "sujet" (nom)</text:p>
      <text:p text:style-name="P2">#<text:tab/><text:tab/><text:tab/><text:tab/># Sans cette ligne (ou en la laissant commentée), la valeur par défaut</text:p>
      <text:p text:style-name="P2">#<text:tab/><text:tab/><text:tab/><text:tab/># est "yes".</text:p>
      <text:p text:style-name="P2">new_certs_dir = $dir/crt <text:s/><text:tab/><text:tab/># Emplacement par défaut des nouveaux certificats</text:p>
      <text:p text:style-name="P2"/>
      <text:p text:style-name="P2">certificate = $dir/crt/ca.crt <text:s/><text:tab/># Le certificat d'autorité (CA) à utiliser (à modifier si vous</text:p>
      <text:p text:style-name="P2">#<text:tab/><text:tab/><text:tab/><text:tab/># avez par exemple ca_maison.crt, ca_famille.crt, ca_club.crt ...)</text:p>
      <text:p text:style-name="P2">serial = $dir/serial <text:s text:c="2"/><text:tab/># Le numéro ACTUEL dans la série de certificat (augmente </text:p>
      <text:p text:style-name="P2">#<text:tab/><text:tab/><text:tab/># automatiquement de 1 à chaque certificat signé par le CA )</text:p>
      <text:p text:style-name="P2">crlnumber = $dir/crlnumber <text:tab/># le numéro de CRL ACTUEL. Doit être mis en commentaire si </text:p>
      <text:p text:style-name="P2">#<text:tab/><text:tab/><text:tab/><text:tab/># vous désirez un CRL en V1.</text:p>
      <text:p text:style-name="P2">crl = $dir/crl/ca.crl<text:tab/># La Liste de Révocation de Certificats actuelle. (gardez le même nom que</text:p>
      <text:p text:style-name="P2">#<text:tab/><text:tab/><text:tab/># le CA, par ex : ca_maison.crl, ca_famille.crl, etc, pour ne pas les mélanger) </text:p>
      <text:p text:style-name="P2">private_key = $dir/key/ca.key<text:tab/><text:tab/># La CLÉ PRIVÉE de l'autorité de certification. Pareillement,</text:p>
      <text:p text:style-name="P2">#<text:tab/><text:tab/><text:tab/><text:tab/><text:tab/># utilisez le même nom.</text:p>
      <text:p text:style-name="P2">RANDFILE = $dir/.rand <text:tab/># private random number file</text:p>
      <text:p text:style-name="P2"/>
      <text:p text:style-name="P2">x509_extensions = usr_cert<text:tab/># Nom de la section contenant les extensions à rajouter au certificats</text:p>
      <text:p text:style-name="P2"/>
      <text:p text:style-name="P2">name_opt = ca_default<text:tab/># Options du nom de sujet (ne pas modifier)</text:p>
      <text:p text:style-name="P2">cert_opt = ca_default<text:tab/><text:tab/># Options des champs de certificats (ne pas modifier)</text:p>
      <text:p text:style-name="P2"/>
      <text:p text:style-name="P2">default_days = 3650 <text:s text:c="2"/><text:tab/># Durée de certification</text:p>
      <text:p text:style-name="P2">default_crl_days= 30 <text:s/><text:tab/># Durée avant prochaine Liste de Révocation de Certificats</text:p>
      <text:p text:style-name="P2">#default_md = sha1 <text:s/><text:tab/># MD par défaut des clés publiques : LE SHA1 est obsolète, </text:p>
      <text:p text:style-name="P2">#<text:tab/><text:tab/><text:tab/># <text:span text:style-name="T12">Remplacez par la ligne ci-dessous.</text:span></text:p>
      <text:p text:style-name="P2"><text:span text:style-name="T12">default_md = sha256</text:span><text:tab/># Permet la signature des CSR reçus en certificats via RSA-SHA256</text:p>
      <text:p text:style-name="P2">preserve = no<text:tab/># Conserver l'ordre des informations fournies par le CSR (si quelqu'un utilise un</text:p>
      <text:p text:style-name="P2">#<text:tab/><text:tab/># ordre différent dans son CSR et que cela à un sens; c'est rarement le cas, vous</text:p>
      <text:p text:style-name="P2">#<text:tab/><text:tab/># pouvez garder "no" comme valeur) (DN = Distinguished Name)</text:p>
      <text:p text:style-name="P2"/>
      <text:p text:style-name="P2">#policy = policy_match<text:tab/># Nom de la politique de correspondance des informations fournies</text:p>
      <text:p text:style-name="P18">## Cette valeur doit correspondre à l'une des sections disponibles : <text:span text:style-name="T16">policy_match</text:span> ou <text:span text:style-name="T16">policy_anything</text:span></text:p>
      <text:p text:style-name="P18">## Vous pouvez également créer une section personnalisée au besoin. "<text:span text:style-name="T13">match</text:span>" signifie que la</text:p>
      <text:p text:style-name="P18">## correspondance doit être parfaite avec le certificat du CA, à la majuscule près.</text:p>
      <text:p text:style-name="P18">## "<text:span text:style-name="T13">optional</text:span>" signifie que la valeur est optionnelle, et peut être laissée vide </text:p>
      <text:p text:style-name="P18">## (la personne aura mis juste un point)</text:p>
      <text:p text:style-name="P18">## "<text:span text:style-name="T13">supplied</text:span>" signifie que la valeur est requise, mais au libre choix de l'utilisateur.</text:p>
      <text:p text:style-name="P2"/>
      <text:p text:style-name="P18">## La section policy_match ci-dessous demande des valeurs exactes pour le pays, </text:p>
      <text:p text:style-name="P18">## le département/région, et le nom de l'organisation, mais ne vérifie pas le <text:span text:style-name="T16">organizationalUnitName</text:span> ## (nom de section, par ex: "département relation client"), ni l'adresse mail.</text:p>
      <text:p text:style-name="P2">[ policy_match ]</text:p>
      <text:p text:style-name="P2">countryName = match</text:p>
      <text:p text:style-name="P2">stateOrProvinceName = match</text:p>
      <text:p text:style-name="P2">organizationName = match</text:p>
      <text:p text:style-name="P2">organizationalUnitName = optional</text:p>
      <text:p text:style-name="P2">commonName = supplied</text:p>
      <text:p text:style-name="P2">emailAddress = optional</text:p>
      <text:p text:style-name="P2"/>
      <text:p text:style-name="P18">## La section policy_anything ci-dessous laisse tout en optionnel, sauf pour le nom de l'utilisateur, et ## si vous utilisez la règle "<text:span text:style-name="T16">unique_subject = no</text:span>", ça risque de devenir compliqué. </text:p>
      <text:p text:style-name="P18">## Par défaut, avec "<text:span text:style-name="T16">unique_subject = yes</text:span>", <text:s/>vous ne pourrez pas signer un 2eme certificat utilisant le ## même nom (pas de 2eme "Albert" dans le groupe !).</text:p>
      <text:p text:style-name="P2"/>
      <text:p text:style-name="P2">[ policy_anything ]</text:p>
      <text:p text:style-name="P2">countryName = optional</text:p>
      <text:p text:style-name="P2">stateOrProvinceName = optional</text:p>
      <text:p text:style-name="P2"><text:soft-page-break/>localityName = optional</text:p>
      <text:p text:style-name="P2">organizationName = optional</text:p>
      <text:p text:style-name="P2">organizationalUnitName = optional</text:p>
      <text:p text:style-name="P2">commonName = supplied</text:p>
      <text:p text:style-name="P2">emailAddress = optional</text:p>
      <text:p text:style-name="P2"/>
      <text:p text:style-name="P18">## Si la présence d'un e-mail est indispensable pour vous, mettez le en <text:span text:style-name="T16">supplied</text:span> ou faites une section ## personnalisée avec <text:span text:style-name="T16">emailAddress = supplied</text:span></text:p>
      <text:p text:style-name="P21"><text:span text:style-name="T16"/></text:p>
      <text:p text:style-name="P21"><text:span text:style-name="T16"/></text:p>
      <text:p text:style-name="P18"><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Univers 55" svg:font-family="'Univers 55'" style:font-pitch="variable"/>
    <style:font-face style:name="Plantagenet Cherokee" svg:font-family="'Plantagenet Cheroke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Eurostile" svg:font-family="Eurostile"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22-12-17T19:29:18.79</dc:date>
    <meta:editing-duration>P108DT2H54M59S</meta:editing-duration>
    <meta:editing-cycles>79</meta:editing-cycles>
    <meta:document-statistic meta:table-count="0" meta:image-count="0" meta:object-count="0" meta:page-count="25" meta:paragraph-count="843" meta:word-count="10915" meta:character-count="71488"/>
  </office:meta>
</office:document-meta>
</file>